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505" calcext:value-type="float">
            <text:p>3.505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47" calcext:value-type="float">
            <text:p>1.247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36" calcext:value-type="float">
            <text:p>1.336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747" calcext:value-type="float">
            <text:p>935.747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559" calcext:value-type="float">
            <text:p>14.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51" calcext:value-type="float">
            <text:p>3.510E-04</text:p>
          </table:table-cell>
          <table:table-cell office:value-type="float" office:value="0.0005119" calcext:value-type="float">
            <text:p>5.119E-04</text:p>
          </table:table-cell>
          <table:table-cell office:value-type="float" office:value="0.1275" calcext:value-type="float">
            <text:p>1.275E-01</text:p>
          </table:table-cell>
          <table:table-cell office:value-type="float" office:value="0.1536" calcext:value-type="float">
            <text:p>1.536E-01</text:p>
          </table:table-cell>
          <table:table-cell office:value-type="float" office:value="0.0001367" calcext:value-type="float">
            <text:p>1.367E-04</text:p>
          </table:table-cell>
          <table:table-cell office:value-type="float" office:value="0.0001645" calcext:value-type="float">
            <text:p>1.645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51" calcext:value-type="float">
            <text:p>935.751</text:p>
          </table:table-cell>
          <table:table-cell office:value-type="float" office:value="936.819" calcext:value-type="float">
            <text:p>936.819</text:p>
          </table:table-cell>
          <table:table-cell office:value-type="float" office:value="14.663" calcext:value-type="float">
            <text:p>14.663</text:p>
          </table:table-cell>
          <table:table-cell office:value-type="float" office:value="17.642" calcext:value-type="float">
            <text:p>17.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5126" calcext:value-type="float">
            <text:p>5.126E-04</text:p>
          </table:table-cell>
          <table:table-cell office:value-type="float" office:value="0.0008082" calcext:value-type="float">
            <text:p>8.082E-04</text:p>
          </table:table-cell>
          <table:table-cell office:value-type="float" office:value="0.156" calcext:value-type="float">
            <text:p>1.560E-01</text:p>
          </table:table-cell>
          <table:table-cell office:value-type="float" office:value="0.1954" calcext:value-type="float">
            <text:p>1.954E-01</text:p>
          </table:table-cell>
          <table:table-cell office:value-type="float" office:value="0.0001671" calcext:value-type="float">
            <text:p>1.671E-04</text:p>
          </table:table-cell>
          <table:table-cell office:value-type="float" office:value="0.0002091" calcext:value-type="float">
            <text:p>2.091E-04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0.364" calcext:value-type="float">
            <text:p>0.364</text:p>
          </table:table-cell>
          <table:table-cell office:value-type="float" office:value="936.823" calcext:value-type="float">
            <text:p>936.823</text:p>
          </table:table-cell>
          <table:table-cell office:value-type="float" office:value="938.395" calcext:value-type="float">
            <text:p>938.395</text:p>
          </table:table-cell>
          <table:table-cell office:value-type="float" office:value="17.655" calcext:value-type="float">
            <text:p>17.655</text:p>
          </table:table-cell>
          <table:table-cell office:value-type="float" office:value="22.087" calcext:value-type="float">
            <text:p>22.0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094" calcext:value-type="float">
            <text:p>8.094E-04</text:p>
          </table:table-cell>
          <table:table-cell office:value-type="float" office:value="0.0008348" calcext:value-type="float">
            <text:p>8.348E-04</text:p>
          </table:table-cell>
          <table:table-cell office:value-type="float" office:value="0.2133" calcext:value-type="float">
            <text:p>2.133E-01</text:p>
          </table:table-cell>
          <table:table-cell office:value-type="float" office:value="0.2166" calcext:value-type="float">
            <text:p>2.166E-01</text:p>
          </table:table-cell>
          <table:table-cell office:value-type="float" office:value="0.0002282" calcext:value-type="float">
            <text:p>2.282E-04</text:p>
          </table:table-cell>
          <table:table-cell office:value-type="float" office:value="0.0002317" calcext:value-type="float">
            <text:p>2.317E-04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0.333" calcext:value-type="float">
            <text:p>0.333</text:p>
          </table:table-cell>
          <table:table-cell office:value-type="float" office:value="938.4" calcext:value-type="float">
            <text:p>938.400</text:p>
          </table:table-cell>
          <table:table-cell office:value-type="float" office:value="938.511" calcext:value-type="float">
            <text:p>938.511</text:p>
          </table:table-cell>
          <table:table-cell office:value-type="float" office:value="22.092" calcext:value-type="float">
            <text:p>22.092</text:p>
          </table:table-cell>
          <table:table-cell office:value-type="float" office:value="22.432" calcext:value-type="float">
            <text:p>22.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836" calcext:value-type="float">
            <text:p>8.360E-04</text:p>
          </table:table-cell>
          <table:table-cell office:value-type="float" office:value="0.0008422" calcext:value-type="float">
            <text:p>8.422E-04</text:p>
          </table:table-cell>
          <table:table-cell office:value-type="float" office:value="0.2199" calcext:value-type="float">
            <text:p>2.199E-01</text:p>
          </table:table-cell>
          <table:table-cell office:value-type="float" office:value="0.2207" calcext:value-type="float">
            <text:p>2.207E-01</text:p>
          </table:table-cell>
          <table:table-cell office:value-type="float" office:value="0.0002352" calcext:value-type="float">
            <text:p>2.352E-04</text:p>
          </table:table-cell>
          <table:table-cell office:value-type="float" office:value="0.000236" calcext:value-type="float">
            <text:p>2.360E-04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0.329" calcext:value-type="float">
            <text:p>0.329</text:p>
          </table:table-cell>
          <table:table-cell office:value-type="float" office:value="938.516" calcext:value-type="float">
            <text:p>938.516</text:p>
          </table:table-cell>
          <table:table-cell office:value-type="float" office:value="938.542" calcext:value-type="float">
            <text:p>938.542</text:p>
          </table:table-cell>
          <table:table-cell office:value-type="float" office:value="22.459" calcext:value-type="float">
            <text:p>22.459</text:p>
          </table:table-cell>
          <table:table-cell office:value-type="float" office:value="22.541" calcext:value-type="float">
            <text:p>22.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8435" calcext:value-type="float">
            <text:p>8.435E-04</text:p>
          </table:table-cell>
          <table:table-cell office:value-type="float" office:value="0.0008868" calcext:value-type="float">
            <text:p>8.868E-04</text:p>
          </table:table-cell>
          <table:table-cell office:value-type="float" office:value="0.2209" calcext:value-type="float">
            <text:p>2.209E-01</text:p>
          </table:table-cell>
          <table:table-cell office:value-type="float" office:value="0.2264" calcext:value-type="float">
            <text:p>2.264E-01</text:p>
          </table:table-cell>
          <table:table-cell office:value-type="float" office:value="0.0002362" calcext:value-type="float">
            <text:p>2.362E-04</text:p>
          </table:table-cell>
          <table:table-cell office:value-type="float" office:value="0.0002421" calcext:value-type="float">
            <text:p>2.421E-04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0.329" calcext:value-type="float">
            <text:p>0.329</text:p>
          </table:table-cell>
          <table:table-cell office:value-type="float" office:value="938.548" calcext:value-type="float">
            <text:p>938.548</text:p>
          </table:table-cell>
          <table:table-cell office:value-type="float" office:value="938.729" calcext:value-type="float">
            <text:p>938.729</text:p>
          </table:table-cell>
          <table:table-cell office:value-type="float" office:value="22.546" calcext:value-type="float">
            <text:p>22.546</text:p>
          </table:table-cell>
          <table:table-cell office:value-type="float" office:value="23.11" calcext:value-type="float">
            <text:p>23.1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881" calcext:value-type="float">
            <text:p>8.881E-04</text:p>
          </table:table-cell>
          <table:table-cell office:value-type="float" office:value="0.0009532" calcext:value-type="float">
            <text:p>9.532E-04</text:p>
          </table:table-cell>
          <table:table-cell office:value-type="float" office:value="0.2297" calcext:value-type="float">
            <text:p>2.297E-01</text:p>
          </table:table-cell>
          <table:table-cell office:value-type="float" office:value="0.2378" calcext:value-type="float">
            <text:p>2.378E-01</text:p>
          </table:table-cell>
          <table:table-cell office:value-type="float" office:value="0.0002456" calcext:value-type="float">
            <text:p>2.456E-04</text:p>
          </table:table-cell>
          <table:table-cell office:value-type="float" office:value="0.0002543" calcext:value-type="float">
            <text:p>2.543E-04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324" calcext:value-type="float">
            <text:p>0.324</text:p>
          </table:table-cell>
          <table:table-cell office:value-type="float" office:value="938.734" calcext:value-type="float">
            <text:p>938.734</text:p>
          </table:table-cell>
          <table:table-cell office:value-type="float" office:value="938.995" calcext:value-type="float">
            <text:p>938.995</text:p>
          </table:table-cell>
          <table:table-cell office:value-type="float" office:value="23.138" calcext:value-type="float">
            <text:p>23.138</text:p>
          </table:table-cell>
          <table:table-cell office:value-type="float" office:value="23.959" calcext:value-type="float">
            <text:p>23.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9546" calcext:value-type="float">
            <text:p>9.546E-04</text:p>
          </table:table-cell>
          <table:table-cell office:value-type="float" office:value="0.001008" calcext:value-type="float">
            <text:p>1.008E-03</text:p>
          </table:table-cell>
          <table:table-cell office:value-type="float" office:value="0.2413" calcext:value-type="float">
            <text:p>2.413E-01</text:p>
          </table:table-cell>
          <table:table-cell office:value-type="float" office:value="0.2479" calcext:value-type="float">
            <text:p>2.479E-01</text:p>
          </table:table-cell>
          <table:table-cell office:value-type="float" office:value="0.0002579" calcext:value-type="float">
            <text:p>2.579E-04</text:p>
          </table:table-cell>
          <table:table-cell office:value-type="float" office:value="0.000265" calcext:value-type="float">
            <text:p>2.650E-04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.32" calcext:value-type="float">
            <text:p>0.320</text:p>
          </table:table-cell>
          <table:table-cell office:value-type="float" office:value="939" calcext:value-type="float">
            <text:p>939.000</text:p>
          </table:table-cell>
          <table:table-cell office:value-type="float" office:value="939.205" calcext:value-type="float">
            <text:p>939.205</text:p>
          </table:table-cell>
          <table:table-cell office:value-type="float" office:value="23.977" calcext:value-type="float">
            <text:p>23.977</text:p>
          </table:table-cell>
          <table:table-cell office:value-type="float" office:value="24.63" calcext:value-type="float">
            <text:p>24.6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01" calcext:value-type="float">
            <text:p>1.010E-03</text:p>
          </table:table-cell>
          <table:table-cell office:value-type="float" office:value="0.001061" calcext:value-type="float">
            <text:p>1.061E-03</text:p>
          </table:table-cell>
          <table:table-cell office:value-type="float" office:value="0.2509" calcext:value-type="float">
            <text:p>2.509E-01</text:p>
          </table:table-cell>
          <table:table-cell office:value-type="float" office:value="0.2573" calcext:value-type="float">
            <text:p>2.573E-01</text:p>
          </table:table-cell>
          <table:table-cell office:value-type="float" office:value="0.0002683" calcext:value-type="float">
            <text:p>2.683E-04</text:p>
          </table:table-cell>
          <table:table-cell office:value-type="float" office:value="0.000275" calcext:value-type="float">
            <text:p>2.750E-04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0.316" calcext:value-type="float">
            <text:p>0.316</text:p>
          </table:table-cell>
          <table:table-cell office:value-type="float" office:value="939.21" calcext:value-type="float">
            <text:p>939.210</text:p>
          </table:table-cell>
          <table:table-cell office:value-type="float" office:value="939.401" calcext:value-type="float">
            <text:p>939.401</text:p>
          </table:table-cell>
          <table:table-cell office:value-type="float" office:value="24.66" calcext:value-type="float">
            <text:p>24.660</text:p>
          </table:table-cell>
          <table:table-cell office:value-type="float" office:value="25.277" calcext:value-type="float">
            <text:p>25.2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063" calcext:value-type="float">
            <text:p>1.063E-03</text:p>
          </table:table-cell>
          <table:table-cell office:value-type="float" office:value="0.001106" calcext:value-type="float">
            <text:p>1.106E-03</text:p>
          </table:table-cell>
          <table:table-cell office:value-type="float" office:value="0.2607" calcext:value-type="float">
            <text:p>2.607E-01</text:p>
          </table:table-cell>
          <table:table-cell office:value-type="float" office:value="0.2659" calcext:value-type="float">
            <text:p>2.659E-01</text:p>
          </table:table-cell>
          <table:table-cell office:value-type="float" office:value="0.0002787" calcext:value-type="float">
            <text:p>2.787E-04</text:p>
          </table:table-cell>
          <table:table-cell office:value-type="float" office:value="0.0002842" calcext:value-type="float">
            <text:p>2.842E-0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312" calcext:value-type="float">
            <text:p>0.312</text:p>
          </table:table-cell>
          <table:table-cell office:value-type="float" office:value="939.407" calcext:value-type="float">
            <text:p>939.407</text:p>
          </table:table-cell>
          <table:table-cell office:value-type="float" office:value="939.56" calcext:value-type="float">
            <text:p>939.560</text:p>
          </table:table-cell>
          <table:table-cell office:value-type="float" office:value="25.295" calcext:value-type="float">
            <text:p>25.295</text:p>
          </table:table-cell>
          <table:table-cell office:value-type="float" office:value="25.796" calcext:value-type="float">
            <text:p>25.796</text:p>
          </table:table-cell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314" calcext:value-type="float">
            <text:p>3.314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13" calcext:value-type="float">
            <text:p>1.213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" calcext:value-type="float">
            <text:p>1.300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602" calcext:value-type="float">
            <text:p>935.602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163" calcext:value-type="float">
            <text:p>14.1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19" calcext:value-type="float">
            <text:p>3.319E-04</text:p>
          </table:table-cell>
          <table:table-cell office:value-type="float" office:value="0.0004624" calcext:value-type="float">
            <text:p>4.624E-04</text:p>
          </table:table-cell>
          <table:table-cell office:value-type="float" office:value="0.1274" calcext:value-type="float">
            <text:p>1.274E-01</text:p>
          </table:table-cell>
          <table:table-cell office:value-type="float" office:value="0.15" calcext:value-type="float">
            <text:p>1.500E-01</text:p>
          </table:table-cell>
          <table:table-cell office:value-type="float" office:value="0.0001365" calcext:value-type="float">
            <text:p>1.365E-04</text:p>
          </table:table-cell>
          <table:table-cell office:value-type="float" office:value="0.0001606" calcext:value-type="float">
            <text:p>1.606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06" calcext:value-type="float">
            <text:p>935.606</text:p>
          </table:table-cell>
          <table:table-cell office:value-type="float" office:value="936.484" calcext:value-type="float">
            <text:p>936.484</text:p>
          </table:table-cell>
          <table:table-cell office:value-type="float" office:value="14.257" calcext:value-type="float">
            <text:p>14.257</text:p>
          </table:table-cell>
          <table:table-cell office:value-type="float" office:value="16.773" calcext:value-type="float">
            <text:p>16.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631" calcext:value-type="float">
            <text:p>4.631E-04</text:p>
          </table:table-cell>
          <table:table-cell office:value-type="float" office:value="0.0005931" calcext:value-type="float">
            <text:p>5.931E-04</text:p>
          </table:table-cell>
          <table:table-cell office:value-type="float" office:value="0.1544" calcext:value-type="float">
            <text:p>1.544E-01</text:p>
          </table:table-cell>
          <table:table-cell office:value-type="float" office:value="0.1744" calcext:value-type="float">
            <text:p>1.744E-01</text:p>
          </table:table-cell>
          <table:table-cell office:value-type="float" office:value="0.0001653" calcext:value-type="float">
            <text:p>1.653E-04</text:p>
          </table:table-cell>
          <table:table-cell office:value-type="float" office:value="0.0001867" calcext:value-type="float">
            <text:p>1.867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488" calcext:value-type="float">
            <text:p>936.488</text:p>
          </table:table-cell>
          <table:table-cell office:value-type="float" office:value="937.227" calcext:value-type="float">
            <text:p>937.227</text:p>
          </table:table-cell>
          <table:table-cell office:value-type="float" office:value="16.774" calcext:value-type="float">
            <text:p>16.774</text:p>
          </table:table-cell>
          <table:table-cell office:value-type="float" office:value="18.945" calcext:value-type="float">
            <text:p>18.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594" calcext:value-type="float">
            <text:p>5.940E-04</text:p>
          </table:table-cell>
          <table:table-cell office:value-type="float" office:value="0.000729" calcext:value-type="float">
            <text:p>7.290E-04</text:p>
          </table:table-cell>
          <table:table-cell office:value-type="float" office:value="0.1799" calcext:value-type="float">
            <text:p>1.799E-01</text:p>
          </table:table-cell>
          <table:table-cell office:value-type="float" office:value="0.1991" calcext:value-type="float">
            <text:p>1.991E-01</text:p>
          </table:table-cell>
          <table:table-cell office:value-type="float" office:value="0.0001926" calcext:value-type="float">
            <text:p>1.926E-04</text:p>
          </table:table-cell>
          <table:table-cell office:value-type="float" office:value="0.000213" calcext:value-type="float">
            <text:p>2.130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31" calcext:value-type="float">
            <text:p>937.231</text:p>
          </table:table-cell>
          <table:table-cell office:value-type="float" office:value="937.897" calcext:value-type="float">
            <text:p>937.897</text:p>
          </table:table-cell>
          <table:table-cell office:value-type="float" office:value="18.948" calcext:value-type="float">
            <text:p>18.948</text:p>
          </table:table-cell>
          <table:table-cell office:value-type="float" office:value="20.96" calcext:value-type="float">
            <text:p>20.9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7301" calcext:value-type="float">
            <text:p>7.301E-04</text:p>
          </table:table-cell>
          <table:table-cell office:value-type="float" office:value="0.0008907" calcext:value-type="float">
            <text:p>8.907E-04</text:p>
          </table:table-cell>
          <table:table-cell office:value-type="float" office:value="0.2057" calcext:value-type="float">
            <text:p>2.057E-01</text:p>
          </table:table-cell>
          <table:table-cell office:value-type="float" office:value="0.227" calcext:value-type="float">
            <text:p>2.270E-01</text:p>
          </table:table-cell>
          <table:table-cell office:value-type="float" office:value="0.0002201" calcext:value-type="float">
            <text:p>2.201E-04</text:p>
          </table:table-cell>
          <table:table-cell office:value-type="float" office:value="0.0002428" calcext:value-type="float">
            <text:p>2.428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902" calcext:value-type="float">
            <text:p>937.902</text:p>
          </table:table-cell>
          <table:table-cell office:value-type="float" office:value="938.596" calcext:value-type="float">
            <text:p>938.596</text:p>
          </table:table-cell>
          <table:table-cell office:value-type="float" office:value="20.964" calcext:value-type="float">
            <text:p>20.964</text:p>
          </table:table-cell>
          <table:table-cell office:value-type="float" office:value="23.126" calcext:value-type="float">
            <text:p>23.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892" calcext:value-type="float">
            <text:p>8.920E-04</text:p>
          </table:table-cell>
          <table:table-cell office:value-type="float" office:value="0.001084" calcext:value-type="float">
            <text:p>1.084E-03</text:p>
          </table:table-cell>
          <table:table-cell office:value-type="float" office:value="0.2351" calcext:value-type="float">
            <text:p>2.351E-01</text:p>
          </table:table-cell>
          <table:table-cell office:value-type="float" office:value="0.259" calcext:value-type="float">
            <text:p>2.590E-01</text:p>
          </table:table-cell>
          <table:table-cell office:value-type="float" office:value="0.0002515" calcext:value-type="float">
            <text:p>2.515E-04</text:p>
          </table:table-cell>
          <table:table-cell office:value-type="float" office:value="0.0002768" calcext:value-type="float">
            <text:p>2.768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601" calcext:value-type="float">
            <text:p>938.601</text:p>
          </table:table-cell>
          <table:table-cell office:value-type="float" office:value="939.326" calcext:value-type="float">
            <text:p>939.326</text:p>
          </table:table-cell>
          <table:table-cell office:value-type="float" office:value="23.13" calcext:value-type="float">
            <text:p>23.130</text:p>
          </table:table-cell>
          <table:table-cell office:value-type="float" office:value="25.464" calcext:value-type="float">
            <text:p>25.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85" calcext:value-type="float">
            <text:p>1.085E-03</text:p>
          </table:table-cell>
          <table:table-cell office:value-type="float" office:value="0.001153" calcext:value-type="float">
            <text:p>1.153E-03</text:p>
          </table:table-cell>
          <table:table-cell office:value-type="float" office:value="0.2689" calcext:value-type="float">
            <text:p>2.689E-01</text:p>
          </table:table-cell>
          <table:table-cell office:value-type="float" office:value="0.2771" calcext:value-type="float">
            <text:p>2.771E-01</text:p>
          </table:table-cell>
          <table:table-cell office:value-type="float" office:value="0.0002874" calcext:value-type="float">
            <text:p>2.874E-04</text:p>
          </table:table-cell>
          <table:table-cell office:value-type="float" office:value="0.0002961" calcext:value-type="float">
            <text:p>2.961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332" calcext:value-type="float">
            <text:p>939.332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47" calcext:value-type="float">
            <text:p>25.470</text:p>
          </table:table-cell>
          <table:table-cell office:value-type="float" office:value="26.242" calcext:value-type="float">
            <text:p>26.242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505" calcext:value-type="float">
            <text:p>3.505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47" calcext:value-type="float">
            <text:p>1.247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36" calcext:value-type="float">
            <text:p>1.336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747" calcext:value-type="float">
            <text:p>935.747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559" calcext:value-type="float">
            <text:p>14.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51" calcext:value-type="float">
            <text:p>3.510E-04</text:p>
          </table:table-cell>
          <table:table-cell office:value-type="float" office:value="0.0003745" calcext:value-type="float">
            <text:p>3.745E-04</text:p>
          </table:table-cell>
          <table:table-cell office:value-type="float" office:value="0.1275" calcext:value-type="float">
            <text:p>1.275E-01</text:p>
          </table:table-cell>
          <table:table-cell office:value-type="float" office:value="0.1317" calcext:value-type="float">
            <text:p>1.317E-01</text:p>
          </table:table-cell>
          <table:table-cell office:value-type="float" office:value="0.0001367" calcext:value-type="float">
            <text:p>1.367E-04</text:p>
          </table:table-cell>
          <table:table-cell office:value-type="float" office:value="0.0001411" calcext:value-type="float">
            <text:p>1.411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51" calcext:value-type="float">
            <text:p>935.751</text:p>
          </table:table-cell>
          <table:table-cell office:value-type="float" office:value="935.92" calcext:value-type="float">
            <text:p>935.920</text:p>
          </table:table-cell>
          <table:table-cell office:value-type="float" office:value="14.663" calcext:value-type="float">
            <text:p>14.663</text:p>
          </table:table-cell>
          <table:table-cell office:value-type="float" office:value="15.136" calcext:value-type="float">
            <text:p>15.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751" calcext:value-type="float">
            <text:p>3.751E-04</text:p>
          </table:table-cell>
          <table:table-cell office:value-type="float" office:value="0.0005478" calcext:value-type="float">
            <text:p>5.478E-04</text:p>
          </table:table-cell>
          <table:table-cell office:value-type="float" office:value="0.1346" calcext:value-type="float">
            <text:p>1.346E-01</text:p>
          </table:table-cell>
          <table:table-cell office:value-type="float" office:value="0.1623" calcext:value-type="float">
            <text:p>1.623E-01</text:p>
          </table:table-cell>
          <table:table-cell office:value-type="float" office:value="0.0001442" calcext:value-type="float">
            <text:p>1.442E-04</text:p>
          </table:table-cell>
          <table:table-cell office:value-type="float" office:value="0.0001738" calcext:value-type="float">
            <text:p>1.738E-0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924" calcext:value-type="float">
            <text:p>935.924</text:p>
          </table:table-cell>
          <table:table-cell office:value-type="float" office:value="937.01" calcext:value-type="float">
            <text:p>937.010</text:p>
          </table:table-cell>
          <table:table-cell office:value-type="float" office:value="15.041" calcext:value-type="float">
            <text:p>15.041</text:p>
          </table:table-cell>
          <table:table-cell office:value-type="float" office:value="18.127" calcext:value-type="float">
            <text:p>18.1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5486" calcext:value-type="float">
            <text:p>5.486E-04</text:p>
          </table:table-cell>
          <table:table-cell office:value-type="float" office:value="0.0006605" calcext:value-type="float">
            <text:p>6.605E-04</text:p>
          </table:table-cell>
          <table:table-cell office:value-type="float" office:value="0.1678" calcext:value-type="float">
            <text:p>1.678E-01</text:p>
          </table:table-cell>
          <table:table-cell office:value-type="float" office:value="0.184" calcext:value-type="float">
            <text:p>1.840E-01</text:p>
          </table:table-cell>
          <table:table-cell office:value-type="float" office:value="0.0001797" calcext:value-type="float">
            <text:p>1.797E-04</text:p>
          </table:table-cell>
          <table:table-cell office:value-type="float" office:value="0.0001969" calcext:value-type="float">
            <text:p>1.969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7.014" calcext:value-type="float">
            <text:p>937.014</text:p>
          </table:table-cell>
          <table:table-cell office:value-type="float" office:value="937.608" calcext:value-type="float">
            <text:p>937.608</text:p>
          </table:table-cell>
          <table:table-cell office:value-type="float" office:value="18.231" calcext:value-type="float">
            <text:p>18.231</text:p>
          </table:table-cell>
          <table:table-cell office:value-type="float" office:value="19.976" calcext:value-type="float">
            <text:p>19.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614" calcext:value-type="float">
            <text:p>6.614E-04</text:p>
          </table:table-cell>
          <table:table-cell office:value-type="float" office:value="0.0007905" calcext:value-type="float">
            <text:p>7.905E-04</text:p>
          </table:table-cell>
          <table:table-cell office:value-type="float" office:value="0.1897" calcext:value-type="float">
            <text:p>1.897E-01</text:p>
          </table:table-cell>
          <table:table-cell office:value-type="float" office:value="0.2072" calcext:value-type="float">
            <text:p>2.072E-01</text:p>
          </table:table-cell>
          <table:table-cell office:value-type="float" office:value="0.000203" calcext:value-type="float">
            <text:p>2.030E-04</text:p>
          </table:table-cell>
          <table:table-cell office:value-type="float" office:value="0.0002217" calcext:value-type="float">
            <text:p>2.217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613" calcext:value-type="float">
            <text:p>937.613</text:p>
          </table:table-cell>
          <table:table-cell office:value-type="float" office:value="938.221" calcext:value-type="float">
            <text:p>938.221</text:p>
          </table:table-cell>
          <table:table-cell office:value-type="float" office:value="19.979" calcext:value-type="float">
            <text:p>19.979</text:p>
          </table:table-cell>
          <table:table-cell office:value-type="float" office:value="21.814" calcext:value-type="float">
            <text:p>21.8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7917" calcext:value-type="float">
            <text:p>7.917E-04</text:p>
          </table:table-cell>
          <table:table-cell office:value-type="float" office:value="0.001066" calcext:value-type="float">
            <text:p>1.066E-03</text:p>
          </table:table-cell>
          <table:table-cell office:value-type="float" office:value="0.2141" calcext:value-type="float">
            <text:p>2.141E-01</text:p>
          </table:table-cell>
          <table:table-cell office:value-type="float" office:value="0.2482" calcext:value-type="float">
            <text:p>2.482E-01</text:p>
          </table:table-cell>
          <table:table-cell office:value-type="float" office:value="0.0002291" calcext:value-type="float">
            <text:p>2.291E-04</text:p>
          </table:table-cell>
          <table:table-cell office:value-type="float" office:value="0.0002654" calcext:value-type="float">
            <text:p>2.654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8.226" calcext:value-type="float">
            <text:p>938.226</text:p>
          </table:table-cell>
          <table:table-cell office:value-type="float" office:value="939.336" calcext:value-type="float">
            <text:p>939.336</text:p>
          </table:table-cell>
          <table:table-cell office:value-type="float" office:value="21.819" calcext:value-type="float">
            <text:p>21.819</text:p>
          </table:table-cell>
          <table:table-cell office:value-type="float" office:value="25.273" calcext:value-type="float">
            <text:p>25.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68" calcext:value-type="float">
            <text:p>1.068E-03</text:p>
          </table:table-cell>
          <table:table-cell office:value-type="float" office:value="0.001129" calcext:value-type="float">
            <text:p>1.129E-03</text:p>
          </table:table-cell>
          <table:table-cell office:value-type="float" office:value="0.2571" calcext:value-type="float">
            <text:p>2.571E-01</text:p>
          </table:table-cell>
          <table:table-cell office:value-type="float" office:value="0.2643" calcext:value-type="float">
            <text:p>2.643E-01</text:p>
          </table:table-cell>
          <table:table-cell office:value-type="float" office:value="0.0002748" calcext:value-type="float">
            <text:p>2.748E-04</text:p>
          </table:table-cell>
          <table:table-cell office:value-type="float" office:value="0.0002825" calcext:value-type="float">
            <text:p>2.825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9.342" calcext:value-type="float">
            <text:p>939.342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5.279" calcext:value-type="float">
            <text:p>25.279</text:p>
          </table:table-cell>
          <table:table-cell office:value-type="float" office:value="25.989" calcext:value-type="float">
            <text:p>25.989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344" calcext:value-type="float">
            <text:p>3.344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18" calcext:value-type="float">
            <text:p>1.218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05" calcext:value-type="float">
            <text:p>1.305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625" calcext:value-type="float">
            <text:p>935.625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225" calcext:value-type="float">
            <text:p>14.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49" calcext:value-type="float">
            <text:p>3.349E-04</text:p>
          </table:table-cell>
          <table:table-cell office:value-type="float" office:value="0.0004897" calcext:value-type="float">
            <text:p>4.897E-04</text:p>
          </table:table-cell>
          <table:table-cell office:value-type="float" office:value="0.1279" calcext:value-type="float">
            <text:p>1.279E-01</text:p>
          </table:table-cell>
          <table:table-cell office:value-type="float" office:value="0.1543" calcext:value-type="float">
            <text:p>1.543E-01</text:p>
          </table:table-cell>
          <table:table-cell office:value-type="float" office:value="0.0001371" calcext:value-type="float">
            <text:p>1.371E-04</text:p>
          </table:table-cell>
          <table:table-cell office:value-type="float" office:value="0.0001652" calcext:value-type="float">
            <text:p>1.652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28" calcext:value-type="float">
            <text:p>935.628</text:p>
          </table:table-cell>
          <table:table-cell office:value-type="float" office:value="936.653" calcext:value-type="float">
            <text:p>936.653</text:p>
          </table:table-cell>
          <table:table-cell office:value-type="float" office:value="14.318" calcext:value-type="float">
            <text:p>14.318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905" calcext:value-type="float">
            <text:p>4.905E-04</text:p>
          </table:table-cell>
          <table:table-cell office:value-type="float" office:value="0.0006064" calcext:value-type="float">
            <text:p>6.064E-04</text:p>
          </table:table-cell>
          <table:table-cell office:value-type="float" office:value="0.1588" calcext:value-type="float">
            <text:p>1.588E-01</text:p>
          </table:table-cell>
          <table:table-cell office:value-type="float" office:value="0.1763" calcext:value-type="float">
            <text:p>1.763E-01</text:p>
          </table:table-cell>
          <table:table-cell office:value-type="float" office:value="0.0001701" calcext:value-type="float">
            <text:p>1.701E-04</text:p>
          </table:table-cell>
          <table:table-cell office:value-type="float" office:value="0.0001888" calcext:value-type="float">
            <text:p>1.888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57" calcext:value-type="float">
            <text:p>936.657</text:p>
          </table:table-cell>
          <table:table-cell office:value-type="float" office:value="937.303" calcext:value-type="float">
            <text:p>937.303</text:p>
          </table:table-cell>
          <table:table-cell office:value-type="float" office:value="17.255" calcext:value-type="float">
            <text:p>17.255</text:p>
          </table:table-cell>
          <table:table-cell office:value-type="float" office:value="19.153" calcext:value-type="float">
            <text:p>19.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6073" calcext:value-type="float">
            <text:p>6.073E-04</text:p>
          </table:table-cell>
          <table:table-cell office:value-type="float" office:value="0.0007508" calcext:value-type="float">
            <text:p>7.508E-04</text:p>
          </table:table-cell>
          <table:table-cell office:value-type="float" office:value="0.1819" calcext:value-type="float">
            <text:p>1.819E-01</text:p>
          </table:table-cell>
          <table:table-cell office:value-type="float" office:value="0.202" calcext:value-type="float">
            <text:p>2.020E-01</text:p>
          </table:table-cell>
          <table:table-cell office:value-type="float" office:value="0.0001947" calcext:value-type="float">
            <text:p>1.947E-04</text:p>
          </table:table-cell>
          <table:table-cell office:value-type="float" office:value="0.0002161" calcext:value-type="float">
            <text:p>2.161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308" calcext:value-type="float">
            <text:p>937.308</text:p>
          </table:table-cell>
          <table:table-cell office:value-type="float" office:value="938.006" calcext:value-type="float">
            <text:p>938.006</text:p>
          </table:table-cell>
          <table:table-cell office:value-type="float" office:value="19.156" calcext:value-type="float">
            <text:p>19.156</text:p>
          </table:table-cell>
          <table:table-cell office:value-type="float" office:value="21.267" calcext:value-type="float">
            <text:p>21.2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7519" calcext:value-type="float">
            <text:p>7.519E-04</text:p>
          </table:table-cell>
          <table:table-cell office:value-type="float" office:value="0.0009282" calcext:value-type="float">
            <text:p>9.282E-04</text:p>
          </table:table-cell>
          <table:table-cell office:value-type="float" office:value="0.2087" calcext:value-type="float">
            <text:p>2.087E-01</text:p>
          </table:table-cell>
          <table:table-cell office:value-type="float" office:value="0.2317" calcext:value-type="float">
            <text:p>2.317E-01</text:p>
          </table:table-cell>
          <table:table-cell office:value-type="float" office:value="0.0002233" calcext:value-type="float">
            <text:p>2.233E-04</text:p>
          </table:table-cell>
          <table:table-cell office:value-type="float" office:value="0.0002478" calcext:value-type="float">
            <text:p>2.478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8.011" calcext:value-type="float">
            <text:p>938.011</text:p>
          </table:table-cell>
          <table:table-cell office:value-type="float" office:value="938.76" calcext:value-type="float">
            <text:p>938.760</text:p>
          </table:table-cell>
          <table:table-cell office:value-type="float" office:value="21.271" calcext:value-type="float">
            <text:p>21.271</text:p>
          </table:table-cell>
          <table:table-cell office:value-type="float" office:value="23.602" calcext:value-type="float">
            <text:p>23.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9296" calcext:value-type="float">
            <text:p>9.296E-04</text:p>
          </table:table-cell>
          <table:table-cell office:value-type="float" office:value="0.001047" calcext:value-type="float">
            <text:p>1.047E-03</text:p>
          </table:table-cell>
          <table:table-cell office:value-type="float" office:value="0.24" calcext:value-type="float">
            <text:p>2.400E-01</text:p>
          </table:table-cell>
          <table:table-cell office:value-type="float" office:value="0.2546" calcext:value-type="float">
            <text:p>2.546E-01</text:p>
          </table:table-cell>
          <table:table-cell office:value-type="float" office:value="0.0002566" calcext:value-type="float">
            <text:p>2.566E-04</text:p>
          </table:table-cell>
          <table:table-cell office:value-type="float" office:value="0.0002722" calcext:value-type="float">
            <text:p>2.722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65" calcext:value-type="float">
            <text:p>938.765</text:p>
          </table:table-cell>
          <table:table-cell office:value-type="float" office:value="939.211" calcext:value-type="float">
            <text:p>939.211</text:p>
          </table:table-cell>
          <table:table-cell office:value-type="float" office:value="23.607" calcext:value-type="float">
            <text:p>23.607</text:p>
          </table:table-cell>
          <table:table-cell office:value-type="float" office:value="25.041" calcext:value-type="float">
            <text:p>25.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49" calcext:value-type="float">
            <text:p>1.049E-03</text:p>
          </table:table-cell>
          <table:table-cell office:value-type="float" office:value="0.001114" calcext:value-type="float">
            <text:p>1.114E-03</text:p>
          </table:table-cell>
          <table:table-cell office:value-type="float" office:value="0.2591" calcext:value-type="float">
            <text:p>2.591E-01</text:p>
          </table:table-cell>
          <table:table-cell office:value-type="float" office:value="0.267" calcext:value-type="float">
            <text:p>2.670E-01</text:p>
          </table:table-cell>
          <table:table-cell office:value-type="float" office:value="0.000277" calcext:value-type="float">
            <text:p>2.770E-04</text:p>
          </table:table-cell>
          <table:table-cell office:value-type="float" office:value="0.0002854" calcext:value-type="float">
            <text:p>2.854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217" calcext:value-type="float">
            <text:p>939.217</text:p>
          </table:table-cell>
          <table:table-cell office:value-type="float" office:value="939.449" calcext:value-type="float">
            <text:p>939.449</text:p>
          </table:table-cell>
          <table:table-cell office:value-type="float" office:value="25.059" calcext:value-type="float">
            <text:p>25.059</text:p>
          </table:table-cell>
          <table:table-cell office:value-type="float" office:value="25.819" calcext:value-type="float">
            <text:p>25.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116" calcext:value-type="float">
            <text:p>1.116E-03</text:p>
          </table:table-cell>
          <table:table-cell office:value-type="float" office:value="0.001148" calcext:value-type="float">
            <text:p>1.148E-03</text:p>
          </table:table-cell>
          <table:table-cell office:value-type="float" office:value="0.2716" calcext:value-type="float">
            <text:p>2.716E-01</text:p>
          </table:table-cell>
          <table:table-cell office:value-type="float" office:value="0.2754" calcext:value-type="float">
            <text:p>2.754E-01</text:p>
          </table:table-cell>
          <table:table-cell office:value-type="float" office:value="0.0002903" calcext:value-type="float">
            <text:p>2.903E-04</text:p>
          </table:table-cell>
          <table:table-cell office:value-type="float" office:value="0.0002943" calcext:value-type="float">
            <text:p>2.943E-0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306" calcext:value-type="float">
            <text:p>0.306</text:p>
          </table:table-cell>
          <table:table-cell office:value-type="float" office:value="939.455" calcext:value-type="float">
            <text:p>939.455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5.838" calcext:value-type="float">
            <text:p>25.838</text:p>
          </table:table-cell>
          <table:table-cell office:value-type="float" office:value="26.198" calcext:value-type="float">
            <text:p>26.198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505" calcext:value-type="float">
            <text:p>3.505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47" calcext:value-type="float">
            <text:p>1.247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36" calcext:value-type="float">
            <text:p>1.336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747" calcext:value-type="float">
            <text:p>935.747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559" calcext:value-type="float">
            <text:p>14.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51" calcext:value-type="float">
            <text:p>3.510E-04</text:p>
          </table:table-cell>
          <table:table-cell office:value-type="float" office:value="0.0003829" calcext:value-type="float">
            <text:p>3.829E-04</text:p>
          </table:table-cell>
          <table:table-cell office:value-type="float" office:value="0.1275" calcext:value-type="float">
            <text:p>1.275E-01</text:p>
          </table:table-cell>
          <table:table-cell office:value-type="float" office:value="0.1331" calcext:value-type="float">
            <text:p>1.331E-01</text:p>
          </table:table-cell>
          <table:table-cell office:value-type="float" office:value="0.0001367" calcext:value-type="float">
            <text:p>1.367E-04</text:p>
          </table:table-cell>
          <table:table-cell office:value-type="float" office:value="0.0001426" calcext:value-type="float">
            <text:p>1.426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51" calcext:value-type="float">
            <text:p>935.751</text:p>
          </table:table-cell>
          <table:table-cell office:value-type="float" office:value="935.979" calcext:value-type="float">
            <text:p>935.979</text:p>
          </table:table-cell>
          <table:table-cell office:value-type="float" office:value="14.663" calcext:value-type="float">
            <text:p>14.663</text:p>
          </table:table-cell>
          <table:table-cell office:value-type="float" office:value="15.3" calcext:value-type="float">
            <text:p>15.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835" calcext:value-type="float">
            <text:p>3.835E-04</text:p>
          </table:table-cell>
          <table:table-cell office:value-type="float" office:value="0.0004934" calcext:value-type="float">
            <text:p>4.934E-04</text:p>
          </table:table-cell>
          <table:table-cell office:value-type="float" office:value="0.1368" calcext:value-type="float">
            <text:p>1.368E-01</text:p>
          </table:table-cell>
          <table:table-cell office:value-type="float" office:value="0.1548" calcext:value-type="float">
            <text:p>1.548E-01</text:p>
          </table:table-cell>
          <table:table-cell office:value-type="float" office:value="0.0001465" calcext:value-type="float">
            <text:p>1.465E-04</text:p>
          </table:table-cell>
          <table:table-cell office:value-type="float" office:value="0.0001658" calcext:value-type="float">
            <text:p>1.658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983" calcext:value-type="float">
            <text:p>935.983</text:p>
          </table:table-cell>
          <table:table-cell office:value-type="float" office:value="936.686" calcext:value-type="float">
            <text:p>936.686</text:p>
          </table:table-cell>
          <table:table-cell office:value-type="float" office:value="15.302" calcext:value-type="float">
            <text:p>15.302</text:p>
          </table:table-cell>
          <table:table-cell office:value-type="float" office:value="17.315" calcext:value-type="float">
            <text:p>17.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941" calcext:value-type="float">
            <text:p>4.941E-04</text:p>
          </table:table-cell>
          <table:table-cell office:value-type="float" office:value="0.0005793" calcext:value-type="float">
            <text:p>5.793E-04</text:p>
          </table:table-cell>
          <table:table-cell office:value-type="float" office:value="0.1594" calcext:value-type="float">
            <text:p>1.594E-01</text:p>
          </table:table-cell>
          <table:table-cell office:value-type="float" office:value="0.1724" calcext:value-type="float">
            <text:p>1.724E-01</text:p>
          </table:table-cell>
          <table:table-cell office:value-type="float" office:value="0.0001707" calcext:value-type="float">
            <text:p>1.707E-04</text:p>
          </table:table-cell>
          <table:table-cell office:value-type="float" office:value="0.0001846" calcext:value-type="float">
            <text:p>1.846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91" calcext:value-type="float">
            <text:p>936.691</text:p>
          </table:table-cell>
          <table:table-cell office:value-type="float" office:value="937.17" calcext:value-type="float">
            <text:p>937.170</text:p>
          </table:table-cell>
          <table:table-cell office:value-type="float" office:value="17.317" calcext:value-type="float">
            <text:p>17.317</text:p>
          </table:table-cell>
          <table:table-cell office:value-type="float" office:value="18.727" calcext:value-type="float">
            <text:p>18.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802" calcext:value-type="float">
            <text:p>5.802E-04</text:p>
          </table:table-cell>
          <table:table-cell office:value-type="float" office:value="0.0006985" calcext:value-type="float">
            <text:p>6.985E-04</text:p>
          </table:table-cell>
          <table:table-cell office:value-type="float" office:value="0.1778" calcext:value-type="float">
            <text:p>1.778E-01</text:p>
          </table:table-cell>
          <table:table-cell office:value-type="float" office:value="0.1949" calcext:value-type="float">
            <text:p>1.949E-01</text:p>
          </table:table-cell>
          <table:table-cell office:value-type="float" office:value="0.0001903" calcext:value-type="float">
            <text:p>1.903E-04</text:p>
          </table:table-cell>
          <table:table-cell office:value-type="float" office:value="0.0002086" calcext:value-type="float">
            <text:p>2.086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75" calcext:value-type="float">
            <text:p>937.175</text:p>
          </table:table-cell>
          <table:table-cell office:value-type="float" office:value="937.768" calcext:value-type="float">
            <text:p>937.768</text:p>
          </table:table-cell>
          <table:table-cell office:value-type="float" office:value="18.73" calcext:value-type="float">
            <text:p>18.730</text:p>
          </table:table-cell>
          <table:table-cell office:value-type="float" office:value="20.523" calcext:value-type="float">
            <text:p>20.5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995" calcext:value-type="float">
            <text:p>6.995E-04</text:p>
          </table:table-cell>
          <table:table-cell office:value-type="float" office:value="0.0008585" calcext:value-type="float">
            <text:p>8.585E-04</text:p>
          </table:table-cell>
          <table:table-cell office:value-type="float" office:value="0.2014" calcext:value-type="float">
            <text:p>2.014E-01</text:p>
          </table:table-cell>
          <table:table-cell office:value-type="float" office:value="0.2229" calcext:value-type="float">
            <text:p>2.229E-01</text:p>
          </table:table-cell>
          <table:table-cell office:value-type="float" office:value="0.0002155" calcext:value-type="float">
            <text:p>2.155E-04</text:p>
          </table:table-cell>
          <table:table-cell office:value-type="float" office:value="0.0002384" calcext:value-type="float">
            <text:p>2.384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73" calcext:value-type="float">
            <text:p>937.773</text:p>
          </table:table-cell>
          <table:table-cell office:value-type="float" office:value="938.473" calcext:value-type="float">
            <text:p>938.473</text:p>
          </table:table-cell>
          <table:table-cell office:value-type="float" office:value="20.527" calcext:value-type="float">
            <text:p>20.527</text:p>
          </table:table-cell>
          <table:table-cell office:value-type="float" office:value="22.709" calcext:value-type="float">
            <text:p>22.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598" calcext:value-type="float">
            <text:p>8.598E-04</text:p>
          </table:table-cell>
          <table:table-cell office:value-type="float" office:value="0.0009337" calcext:value-type="float">
            <text:p>9.337E-04</text:p>
          </table:table-cell>
          <table:table-cell office:value-type="float" office:value="0.2269" calcext:value-type="float">
            <text:p>2.269E-01</text:p>
          </table:table-cell>
          <table:table-cell office:value-type="float" office:value="0.2363" calcext:value-type="float">
            <text:p>2.363E-01</text:p>
          </table:table-cell>
          <table:table-cell office:value-type="float" office:value="0.0002427" calcext:value-type="float">
            <text:p>2.427E-04</text:p>
          </table:table-cell>
          <table:table-cell office:value-type="float" office:value="0.0002528" calcext:value-type="float">
            <text:p>2.528E-04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0.322" calcext:value-type="float">
            <text:p>0.322</text:p>
          </table:table-cell>
          <table:table-cell office:value-type="float" office:value="938.479" calcext:value-type="float">
            <text:p>938.479</text:p>
          </table:table-cell>
          <table:table-cell office:value-type="float" office:value="938.777" calcext:value-type="float">
            <text:p>938.777</text:p>
          </table:table-cell>
          <table:table-cell office:value-type="float" office:value="22.719" calcext:value-type="float">
            <text:p>22.719</text:p>
          </table:table-cell>
          <table:table-cell office:value-type="float" office:value="23.664" calcext:value-type="float">
            <text:p>23.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9351" calcext:value-type="float">
            <text:p>9.351E-04</text:p>
          </table:table-cell>
          <table:table-cell office:value-type="float" office:value="0.0009745" calcext:value-type="float">
            <text:p>9.745E-04</text:p>
          </table:table-cell>
          <table:table-cell office:value-type="float" office:value="0.2407" calcext:value-type="float">
            <text:p>2.407E-01</text:p>
          </table:table-cell>
          <table:table-cell office:value-type="float" office:value="0.2457" calcext:value-type="float">
            <text:p>2.457E-01</text:p>
          </table:table-cell>
          <table:table-cell office:value-type="float" office:value="0.0002574" calcext:value-type="float">
            <text:p>2.574E-04</text:p>
          </table:table-cell>
          <table:table-cell office:value-type="float" office:value="0.0002627" calcext:value-type="float">
            <text:p>2.627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83" calcext:value-type="float">
            <text:p>938.783</text:p>
          </table:table-cell>
          <table:table-cell office:value-type="float" office:value="938.934" calcext:value-type="float">
            <text:p>938.934</text:p>
          </table:table-cell>
          <table:table-cell office:value-type="float" office:value="23.676" calcext:value-type="float">
            <text:p>23.676</text:p>
          </table:table-cell>
          <table:table-cell office:value-type="float" office:value="24.163" calcext:value-type="float">
            <text:p>24.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9759" calcext:value-type="float">
            <text:p>9.759E-04</text:p>
          </table:table-cell>
          <table:table-cell office:value-type="float" office:value="0.001149" calcext:value-type="float">
            <text:p>1.149E-03</text:p>
          </table:table-cell>
          <table:table-cell office:value-type="float" office:value="0.25" calcext:value-type="float">
            <text:p>2.500E-01</text:p>
          </table:table-cell>
          <table:table-cell office:value-type="float" office:value="0.2711" calcext:value-type="float">
            <text:p>2.711E-01</text:p>
          </table:table-cell>
          <table:table-cell office:value-type="float" office:value="0.0002673" calcext:value-type="float">
            <text:p>2.673E-04</text:p>
          </table:table-cell>
          <table:table-cell office:value-type="float" office:value="0.0002898" calcext:value-type="float">
            <text:p>2.898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939" calcext:value-type="float">
            <text:p>938.939</text:p>
          </table:table-cell>
          <table:table-cell office:value-type="float" office:value="939.562" calcext:value-type="float">
            <text:p>939.562</text:p>
          </table:table-cell>
          <table:table-cell office:value-type="float" office:value="24.181" calcext:value-type="float">
            <text:p>24.181</text:p>
          </table:table-cell>
          <table:table-cell office:value-type="float" office:value="26.217" calcext:value-type="float">
            <text:p>26.217</text:p>
          </table:table-cell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505" calcext:value-type="float">
            <text:p>3.505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47" calcext:value-type="float">
            <text:p>1.247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36" calcext:value-type="float">
            <text:p>1.336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747" calcext:value-type="float">
            <text:p>935.747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559" calcext:value-type="float">
            <text:p>14.5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51" calcext:value-type="float">
            <text:p>3.510E-04</text:p>
          </table:table-cell>
          <table:table-cell office:value-type="float" office:value="0.0003562" calcext:value-type="float">
            <text:p>3.562E-04</text:p>
          </table:table-cell>
          <table:table-cell office:value-type="float" office:value="0.1275" calcext:value-type="float">
            <text:p>1.275E-01</text:p>
          </table:table-cell>
          <table:table-cell office:value-type="float" office:value="0.1285" calcext:value-type="float">
            <text:p>1.285E-01</text:p>
          </table:table-cell>
          <table:table-cell office:value-type="float" office:value="0.0001367" calcext:value-type="float">
            <text:p>1.367E-04</text:p>
          </table:table-cell>
          <table:table-cell office:value-type="float" office:value="0.0001376" calcext:value-type="float">
            <text:p>1.376E-04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0.369" calcext:value-type="float">
            <text:p>0.369</text:p>
          </table:table-cell>
          <table:table-cell office:value-type="float" office:value="935.751" calcext:value-type="float">
            <text:p>935.751</text:p>
          </table:table-cell>
          <table:table-cell office:value-type="float" office:value="935.789" calcext:value-type="float">
            <text:p>935.789</text:p>
          </table:table-cell>
          <table:table-cell office:value-type="float" office:value="14.663" calcext:value-type="float">
            <text:p>14.663</text:p>
          </table:table-cell>
          <table:table-cell office:value-type="float" office:value="14.769" calcext:value-type="float">
            <text:p>14.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68" calcext:value-type="float">
            <text:p>3.568E-04</text:p>
          </table:table-cell>
          <table:table-cell office:value-type="float" office:value="0.000479" calcext:value-type="float">
            <text:p>4.790E-04</text:p>
          </table:table-cell>
          <table:table-cell office:value-type="float" office:value="0.132" calcext:value-type="float">
            <text:p>1.320E-01</text:p>
          </table:table-cell>
          <table:table-cell office:value-type="float" office:value="0.1526" calcext:value-type="float">
            <text:p>1.526E-01</text:p>
          </table:table-cell>
          <table:table-cell office:value-type="float" office:value="0.0001414" calcext:value-type="float">
            <text:p>1.414E-04</text:p>
          </table:table-cell>
          <table:table-cell office:value-type="float" office:value="0.0001634" calcext:value-type="float">
            <text:p>1.634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92" calcext:value-type="float">
            <text:p>935.792</text:p>
          </table:table-cell>
          <table:table-cell office:value-type="float" office:value="936.594" calcext:value-type="float">
            <text:p>936.594</text:p>
          </table:table-cell>
          <table:table-cell office:value-type="float" office:value="14.77" calcext:value-type="float">
            <text:p>14.770</text:p>
          </table:table-cell>
          <table:table-cell office:value-type="float" office:value="17.066" calcext:value-type="float">
            <text:p>17.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797" calcext:value-type="float">
            <text:p>4.797E-04</text:p>
          </table:table-cell>
          <table:table-cell office:value-type="float" office:value="0.000601" calcext:value-type="float">
            <text:p>6.010E-04</text:p>
          </table:table-cell>
          <table:table-cell office:value-type="float" office:value="0.1571" calcext:value-type="float">
            <text:p>1.571E-01</text:p>
          </table:table-cell>
          <table:table-cell office:value-type="float" office:value="0.1756" calcext:value-type="float">
            <text:p>1.756E-01</text:p>
          </table:table-cell>
          <table:table-cell office:value-type="float" office:value="0.0001682" calcext:value-type="float">
            <text:p>1.682E-04</text:p>
          </table:table-cell>
          <table:table-cell office:value-type="float" office:value="0.000188" calcext:value-type="float">
            <text:p>1.880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99" calcext:value-type="float">
            <text:p>936.599</text:p>
          </table:table-cell>
          <table:table-cell office:value-type="float" office:value="937.28" calcext:value-type="float">
            <text:p>937.280</text:p>
          </table:table-cell>
          <table:table-cell office:value-type="float" office:value="17.068" calcext:value-type="float">
            <text:p>17.068</text:p>
          </table:table-cell>
          <table:table-cell office:value-type="float" office:value="19.069" calcext:value-type="float">
            <text:p>19.0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019" calcext:value-type="float">
            <text:p>6.019E-04</text:p>
          </table:table-cell>
          <table:table-cell office:value-type="float" office:value="0.0007322" calcext:value-type="float">
            <text:p>7.322E-04</text:p>
          </table:table-cell>
          <table:table-cell office:value-type="float" office:value="0.1811" calcext:value-type="float">
            <text:p>1.811E-01</text:p>
          </table:table-cell>
          <table:table-cell office:value-type="float" office:value="0.1995" calcext:value-type="float">
            <text:p>1.995E-01</text:p>
          </table:table-cell>
          <table:table-cell office:value-type="float" office:value="0.0001938" calcext:value-type="float">
            <text:p>1.938E-04</text:p>
          </table:table-cell>
          <table:table-cell office:value-type="float" office:value="0.0002135" calcext:value-type="float">
            <text:p>2.135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84" calcext:value-type="float">
            <text:p>937.284</text:p>
          </table:table-cell>
          <table:table-cell office:value-type="float" office:value="937.924" calcext:value-type="float">
            <text:p>937.924</text:p>
          </table:table-cell>
          <table:table-cell office:value-type="float" office:value="19.072" calcext:value-type="float">
            <text:p>19.072</text:p>
          </table:table-cell>
          <table:table-cell office:value-type="float" office:value="21.006" calcext:value-type="float">
            <text:p>21.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7333" calcext:value-type="float">
            <text:p>7.333E-04</text:p>
          </table:table-cell>
          <table:table-cell office:value-type="float" office:value="0.0008881" calcext:value-type="float">
            <text:p>8.881E-04</text:p>
          </table:table-cell>
          <table:table-cell office:value-type="float" office:value="0.2062" calcext:value-type="float">
            <text:p>2.062E-01</text:p>
          </table:table-cell>
          <table:table-cell office:value-type="float" office:value="0.2267" calcext:value-type="float">
            <text:p>2.267E-01</text:p>
          </table:table-cell>
          <table:table-cell office:value-type="float" office:value="0.0002206" calcext:value-type="float">
            <text:p>2.206E-04</text:p>
          </table:table-cell>
          <table:table-cell office:value-type="float" office:value="0.0002425" calcext:value-type="float">
            <text:p>2.425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929" calcext:value-type="float">
            <text:p>937.929</text:p>
          </table:table-cell>
          <table:table-cell office:value-type="float" office:value="938.598" calcext:value-type="float">
            <text:p>938.598</text:p>
          </table:table-cell>
          <table:table-cell office:value-type="float" office:value="21.009" calcext:value-type="float">
            <text:p>21.009</text:p>
          </table:table-cell>
          <table:table-cell office:value-type="float" office:value="23.092" calcext:value-type="float">
            <text:p>23.0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894" calcext:value-type="float">
            <text:p>8.894E-04</text:p>
          </table:table-cell>
          <table:table-cell office:value-type="float" office:value="0.001077" calcext:value-type="float">
            <text:p>1.077E-03</text:p>
          </table:table-cell>
          <table:table-cell office:value-type="float" office:value="0.2348" calcext:value-type="float">
            <text:p>2.348E-01</text:p>
          </table:table-cell>
          <table:table-cell office:value-type="float" office:value="0.2582" calcext:value-type="float">
            <text:p>2.582E-01</text:p>
          </table:table-cell>
          <table:table-cell office:value-type="float" office:value="0.0002511" calcext:value-type="float">
            <text:p>2.511E-04</text:p>
          </table:table-cell>
          <table:table-cell office:value-type="float" office:value="0.000276" calcext:value-type="float">
            <text:p>2.760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603" calcext:value-type="float">
            <text:p>938.603</text:p>
          </table:table-cell>
          <table:table-cell office:value-type="float" office:value="939.315" calcext:value-type="float">
            <text:p>939.315</text:p>
          </table:table-cell>
          <table:table-cell office:value-type="float" office:value="23.097" calcext:value-type="float">
            <text:p>23.097</text:p>
          </table:table-cell>
          <table:table-cell office:value-type="float" office:value="25.39" calcext:value-type="float">
            <text:p>25.3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079" calcext:value-type="float">
            <text:p>1.079E-03</text:p>
          </table:table-cell>
          <table:table-cell office:value-type="float" office:value="0.001149" calcext:value-type="float">
            <text:p>1.149E-03</text:p>
          </table:table-cell>
          <table:table-cell office:value-type="float" office:value="0.2681" calcext:value-type="float">
            <text:p>2.681E-01</text:p>
          </table:table-cell>
          <table:table-cell office:value-type="float" office:value="0.2767" calcext:value-type="float">
            <text:p>2.767E-01</text:p>
          </table:table-cell>
          <table:table-cell office:value-type="float" office:value="0.0002866" calcext:value-type="float">
            <text:p>2.866E-04</text:p>
          </table:table-cell>
          <table:table-cell office:value-type="float" office:value="0.0002957" calcext:value-type="float">
            <text:p>2.957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321" calcext:value-type="float">
            <text:p>939.321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5.396" calcext:value-type="float">
            <text:p>25.396</text:p>
          </table:table-cell>
          <table:table-cell office:value-type="float" office:value="26.204" calcext:value-type="float">
            <text:p>26.204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1893" calcext:value-type="float">
            <text:p>1.893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08854" calcext:value-type="float">
            <text:p>8.854E-02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09497" calcext:value-type="float">
            <text:p>9.497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339" calcext:value-type="float">
            <text:p>934.339</text:p>
          </table:table-cell>
          <table:table-cell office:value-type="float" office:value="9.502" calcext:value-type="float">
            <text:p>9.502</text:p>
          </table:table-cell>
          <table:table-cell office:value-type="float" office:value="10.775" calcext:value-type="float">
            <text:p>10.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896" calcext:value-type="float">
            <text:p>1.896E-04</text:p>
          </table:table-cell>
          <table:table-cell office:value-type="float" office:value="0.0002418" calcext:value-type="float">
            <text:p>2.418E-04</text:p>
          </table:table-cell>
          <table:table-cell office:value-type="float" office:value="0.09122" calcext:value-type="float">
            <text:p>9.122E-02</text:p>
          </table:table-cell>
          <table:table-cell office:value-type="float" office:value="0.1028" calcext:value-type="float">
            <text:p>1.028E-01</text:p>
          </table:table-cell>
          <table:table-cell office:value-type="float" office:value="0.00009783" calcext:value-type="float">
            <text:p>9.783E-05</text:p>
          </table:table-cell>
          <table:table-cell office:value-type="float" office:value="0.0001102" calcext:value-type="float">
            <text:p>1.102E-0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378" calcext:value-type="float">
            <text:p>0.378</text:p>
          </table:table-cell>
          <table:table-cell office:value-type="float" office:value="934.342" calcext:value-type="float">
            <text:p>934.342</text:p>
          </table:table-cell>
          <table:table-cell office:value-type="float" office:value="934.843" calcext:value-type="float">
            <text:p>934.843</text:p>
          </table:table-cell>
          <table:table-cell office:value-type="float" office:value="10.762" calcext:value-type="float">
            <text:p>10.762</text:p>
          </table:table-cell>
          <table:table-cell office:value-type="float" office:value="12.122" calcext:value-type="float">
            <text:p>12.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422" calcext:value-type="float">
            <text:p>2.422E-04</text:p>
          </table:table-cell>
          <table:table-cell office:value-type="float" office:value="0.000292" calcext:value-type="float">
            <text:p>2.920E-04</text:p>
          </table:table-cell>
          <table:table-cell office:value-type="float" office:value="0.1057" calcext:value-type="float">
            <text:p>1.057E-01</text:p>
          </table:table-cell>
          <table:table-cell office:value-type="float" office:value="0.1159" calcext:value-type="float">
            <text:p>1.159E-01</text:p>
          </table:table-cell>
          <table:table-cell office:value-type="float" office:value="0.0001133" calcext:value-type="float">
            <text:p>1.133E-04</text:p>
          </table:table-cell>
          <table:table-cell office:value-type="float" office:value="0.0001242" calcext:value-type="float">
            <text:p>1.242E-04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4.847" calcext:value-type="float">
            <text:p>934.847</text:p>
          </table:table-cell>
          <table:table-cell office:value-type="float" office:value="935.266" calcext:value-type="float">
            <text:p>935.266</text:p>
          </table:table-cell>
          <table:table-cell office:value-type="float" office:value="12.131" calcext:value-type="float">
            <text:p>12.131</text:p>
          </table:table-cell>
          <table:table-cell office:value-type="float" office:value="13.298" calcext:value-type="float">
            <text:p>13.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924" calcext:value-type="float">
            <text:p>2.924E-04</text:p>
          </table:table-cell>
          <table:table-cell office:value-type="float" office:value="0.0004755" calcext:value-type="float">
            <text:p>4.755E-04</text:p>
          </table:table-cell>
          <table:table-cell office:value-type="float" office:value="0.1197" calcext:value-type="float">
            <text:p>1.197E-01</text:p>
          </table:table-cell>
          <table:table-cell office:value-type="float" office:value="0.152" calcext:value-type="float">
            <text:p>1.520E-01</text:p>
          </table:table-cell>
          <table:table-cell office:value-type="float" office:value="0.0001283" calcext:value-type="float">
            <text:p>1.283E-04</text:p>
          </table:table-cell>
          <table:table-cell office:value-type="float" office:value="0.0001629" calcext:value-type="float">
            <text:p>1.629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27" calcext:value-type="float">
            <text:p>935.270</text:p>
          </table:table-cell>
          <table:table-cell office:value-type="float" office:value="936.527" calcext:value-type="float">
            <text:p>936.527</text:p>
          </table:table-cell>
          <table:table-cell office:value-type="float" office:value="13.4" calcext:value-type="float">
            <text:p>13.400</text:p>
          </table:table-cell>
          <table:table-cell office:value-type="float" office:value="17.005" calcext:value-type="float">
            <text:p>17.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762" calcext:value-type="float">
            <text:p>4.762E-04</text:p>
          </table:table-cell>
          <table:table-cell office:value-type="float" office:value="0.0005844" calcext:value-type="float">
            <text:p>5.844E-04</text:p>
          </table:table-cell>
          <table:table-cell office:value-type="float" office:value="0.1565" calcext:value-type="float">
            <text:p>1.565E-01</text:p>
          </table:table-cell>
          <table:table-cell office:value-type="float" office:value="0.1732" calcext:value-type="float">
            <text:p>1.732E-01</text:p>
          </table:table-cell>
          <table:table-cell office:value-type="float" office:value="0.0001676" calcext:value-type="float">
            <text:p>1.676E-04</text:p>
          </table:table-cell>
          <table:table-cell office:value-type="float" office:value="0.0001854" calcext:value-type="float">
            <text:p>1.854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31" calcext:value-type="float">
            <text:p>936.531</text:p>
          </table:table-cell>
          <table:table-cell office:value-type="float" office:value="937.145" calcext:value-type="float">
            <text:p>937.145</text:p>
          </table:table-cell>
          <table:table-cell office:value-type="float" office:value="17.007" calcext:value-type="float">
            <text:p>17.007</text:p>
          </table:table-cell>
          <table:table-cell office:value-type="float" office:value="18.808" calcext:value-type="float">
            <text:p>18.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5853" calcext:value-type="float">
            <text:p>5.853E-04</text:p>
          </table:table-cell>
          <table:table-cell office:value-type="float" office:value="0.0007047" calcext:value-type="float">
            <text:p>7.047E-04</text:p>
          </table:table-cell>
          <table:table-cell office:value-type="float" office:value="0.1786" calcext:value-type="float">
            <text:p>1.786E-01</text:p>
          </table:table-cell>
          <table:table-cell office:value-type="float" office:value="0.1957" calcext:value-type="float">
            <text:p>1.957E-01</text:p>
          </table:table-cell>
          <table:table-cell office:value-type="float" office:value="0.0001912" calcext:value-type="float">
            <text:p>1.912E-04</text:p>
          </table:table-cell>
          <table:table-cell office:value-type="float" office:value="0.0002095" calcext:value-type="float">
            <text:p>2.095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49" calcext:value-type="float">
            <text:p>937.149</text:p>
          </table:table-cell>
          <table:table-cell office:value-type="float" office:value="937.745" calcext:value-type="float">
            <text:p>937.745</text:p>
          </table:table-cell>
          <table:table-cell office:value-type="float" office:value="18.811" calcext:value-type="float">
            <text:p>18.811</text:p>
          </table:table-cell>
          <table:table-cell office:value-type="float" office:value="20.613" calcext:value-type="float">
            <text:p>20.6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7057" calcext:value-type="float">
            <text:p>7.057E-04</text:p>
          </table:table-cell>
          <table:table-cell office:value-type="float" office:value="0.0008485" calcext:value-type="float">
            <text:p>8.485E-04</text:p>
          </table:table-cell>
          <table:table-cell office:value-type="float" office:value="0.2023" calcext:value-type="float">
            <text:p>2.023E-01</text:p>
          </table:table-cell>
          <table:table-cell office:value-type="float" office:value="0.2216" calcext:value-type="float">
            <text:p>2.216E-01</text:p>
          </table:table-cell>
          <table:table-cell office:value-type="float" office:value="0.0002164" calcext:value-type="float">
            <text:p>2.164E-04</text:p>
          </table:table-cell>
          <table:table-cell office:value-type="float" office:value="0.000237" calcext:value-type="float">
            <text:p>2.370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5" calcext:value-type="float">
            <text:p>937.750</text:p>
          </table:table-cell>
          <table:table-cell office:value-type="float" office:value="938.379" calcext:value-type="float">
            <text:p>938.379</text:p>
          </table:table-cell>
          <table:table-cell office:value-type="float" office:value="20.616" calcext:value-type="float">
            <text:p>20.616</text:p>
          </table:table-cell>
          <table:table-cell office:value-type="float" office:value="22.577" calcext:value-type="float">
            <text:p>22.5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8497" calcext:value-type="float">
            <text:p>8.497E-04</text:p>
          </table:table-cell>
          <table:table-cell office:value-type="float" office:value="0.001031" calcext:value-type="float">
            <text:p>1.031E-03</text:p>
          </table:table-cell>
          <table:table-cell office:value-type="float" office:value="0.2295" calcext:value-type="float">
            <text:p>2.295E-01</text:p>
          </table:table-cell>
          <table:table-cell office:value-type="float" office:value="0.2526" calcext:value-type="float">
            <text:p>2.526E-01</text:p>
          </table:table-cell>
          <table:table-cell office:value-type="float" office:value="0.0002455" calcext:value-type="float">
            <text:p>2.455E-04</text:p>
          </table:table-cell>
          <table:table-cell office:value-type="float" office:value="0.0002701" calcext:value-type="float">
            <text:p>2.701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385" calcext:value-type="float">
            <text:p>938.385</text:p>
          </table:table-cell>
          <table:table-cell office:value-type="float" office:value="939.086" calcext:value-type="float">
            <text:p>939.086</text:p>
          </table:table-cell>
          <table:table-cell office:value-type="float" office:value="22.582" calcext:value-type="float">
            <text:p>22.582</text:p>
          </table:table-cell>
          <table:table-cell office:value-type="float" office:value="24.841" calcext:value-type="float">
            <text:p>24.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32" calcext:value-type="float">
            <text:p>1.032E-03</text:p>
          </table:table-cell>
          <table:table-cell office:value-type="float" office:value="0.001168" calcext:value-type="float">
            <text:p>1.168E-03</text:p>
          </table:table-cell>
          <table:table-cell office:value-type="float" office:value="0.2623" calcext:value-type="float">
            <text:p>2.623E-01</text:p>
          </table:table-cell>
          <table:table-cell office:value-type="float" office:value="0.2789" calcext:value-type="float">
            <text:p>2.789E-01</text:p>
          </table:table-cell>
          <table:table-cell office:value-type="float" office:value="0.0002804" calcext:value-type="float">
            <text:p>2.804E-04</text:p>
          </table:table-cell>
          <table:table-cell office:value-type="float" office:value="0.0002981" calcext:value-type="float">
            <text:p>2.981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092" calcext:value-type="float">
            <text:p>939.092</text:p>
          </table:table-cell>
          <table:table-cell office:value-type="float" office:value="939.562" calcext:value-type="float">
            <text:p>939.562</text:p>
          </table:table-cell>
          <table:table-cell office:value-type="float" office:value="24.847" calcext:value-type="float">
            <text:p>24.847</text:p>
          </table:table-cell>
          <table:table-cell office:value-type="float" office:value="26.415" calcext:value-type="float">
            <text:p>26.415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423" calcext:value-type="float">
            <text:p>3.423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32" calcext:value-type="float">
            <text:p>1.232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21" calcext:value-type="float">
            <text:p>1.321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685" calcext:value-type="float">
            <text:p>935.685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391" calcext:value-type="float">
            <text:p>14.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429" calcext:value-type="float">
            <text:p>3.429E-04</text:p>
          </table:table-cell>
          <table:table-cell office:value-type="float" office:value="0.0004833" calcext:value-type="float">
            <text:p>4.833E-04</text:p>
          </table:table-cell>
          <table:table-cell office:value-type="float" office:value="0.1294" calcext:value-type="float">
            <text:p>1.294E-01</text:p>
          </table:table-cell>
          <table:table-cell office:value-type="float" office:value="0.1533" calcext:value-type="float">
            <text:p>1.533E-01</text:p>
          </table:table-cell>
          <table:table-cell office:value-type="float" office:value="0.0001387" calcext:value-type="float">
            <text:p>1.387E-04</text:p>
          </table:table-cell>
          <table:table-cell office:value-type="float" office:value="0.0001642" calcext:value-type="float">
            <text:p>1.642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89" calcext:value-type="float">
            <text:p>935.689</text:p>
          </table:table-cell>
          <table:table-cell office:value-type="float" office:value="936.616" calcext:value-type="float">
            <text:p>936.616</text:p>
          </table:table-cell>
          <table:table-cell office:value-type="float" office:value="14.485" calcext:value-type="float">
            <text:p>14.485</text:p>
          </table:table-cell>
          <table:table-cell office:value-type="float" office:value="17.141" calcext:value-type="float">
            <text:p>17.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84" calcext:value-type="float">
            <text:p>4.840E-04</text:p>
          </table:table-cell>
          <table:table-cell office:value-type="float" office:value="0.0005844" calcext:value-type="float">
            <text:p>5.844E-04</text:p>
          </table:table-cell>
          <table:table-cell office:value-type="float" office:value="0.1578" calcext:value-type="float">
            <text:p>1.578E-01</text:p>
          </table:table-cell>
          <table:table-cell office:value-type="float" office:value="0.1732" calcext:value-type="float">
            <text:p>1.732E-01</text:p>
          </table:table-cell>
          <table:table-cell office:value-type="float" office:value="0.000169" calcext:value-type="float">
            <text:p>1.690E-04</text:p>
          </table:table-cell>
          <table:table-cell office:value-type="float" office:value="0.0001854" calcext:value-type="float">
            <text:p>1.854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21" calcext:value-type="float">
            <text:p>936.621</text:p>
          </table:table-cell>
          <table:table-cell office:value-type="float" office:value="937.188" calcext:value-type="float">
            <text:p>937.188</text:p>
          </table:table-cell>
          <table:table-cell office:value-type="float" office:value="17.143" calcext:value-type="float">
            <text:p>17.143</text:p>
          </table:table-cell>
          <table:table-cell office:value-type="float" office:value="18.808" calcext:value-type="float">
            <text:p>18.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5853" calcext:value-type="float">
            <text:p>5.853E-04</text:p>
          </table:table-cell>
          <table:table-cell office:value-type="float" office:value="0.0007026" calcext:value-type="float">
            <text:p>7.026E-04</text:p>
          </table:table-cell>
          <table:table-cell office:value-type="float" office:value="0.1786" calcext:value-type="float">
            <text:p>1.786E-01</text:p>
          </table:table-cell>
          <table:table-cell office:value-type="float" office:value="0.1955" calcext:value-type="float">
            <text:p>1.955E-01</text:p>
          </table:table-cell>
          <table:table-cell office:value-type="float" office:value="0.0001912" calcext:value-type="float">
            <text:p>1.912E-04</text:p>
          </table:table-cell>
          <table:table-cell office:value-type="float" office:value="0.0002092" calcext:value-type="float">
            <text:p>2.092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92" calcext:value-type="float">
            <text:p>937.192</text:p>
          </table:table-cell>
          <table:table-cell office:value-type="float" office:value="937.778" calcext:value-type="float">
            <text:p>937.778</text:p>
          </table:table-cell>
          <table:table-cell office:value-type="float" office:value="18.811" calcext:value-type="float">
            <text:p>18.811</text:p>
          </table:table-cell>
          <table:table-cell office:value-type="float" office:value="20.583" calcext:value-type="float">
            <text:p>20.5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7037" calcext:value-type="float">
            <text:p>7.037E-04</text:p>
          </table:table-cell>
          <table:table-cell office:value-type="float" office:value="0.0008738" calcext:value-type="float">
            <text:p>8.738E-04</text:p>
          </table:table-cell>
          <table:table-cell office:value-type="float" office:value="0.202" calcext:value-type="float">
            <text:p>2.020E-01</text:p>
          </table:table-cell>
          <table:table-cell office:value-type="float" office:value="0.2249" calcext:value-type="float">
            <text:p>2.249E-01</text:p>
          </table:table-cell>
          <table:table-cell office:value-type="float" office:value="0.0002161" calcext:value-type="float">
            <text:p>2.161E-04</text:p>
          </table:table-cell>
          <table:table-cell office:value-type="float" office:value="0.0002405" calcext:value-type="float">
            <text:p>2.405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83" calcext:value-type="float">
            <text:p>937.783</text:p>
          </table:table-cell>
          <table:table-cell office:value-type="float" office:value="938.528" calcext:value-type="float">
            <text:p>938.528</text:p>
          </table:table-cell>
          <table:table-cell office:value-type="float" office:value="20.586" calcext:value-type="float">
            <text:p>20.586</text:p>
          </table:table-cell>
          <table:table-cell office:value-type="float" office:value="22.908" calcext:value-type="float">
            <text:p>22.9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8751" calcext:value-type="float">
            <text:p>8.751E-04</text:p>
          </table:table-cell>
          <table:table-cell office:value-type="float" office:value="0.001004" calcext:value-type="float">
            <text:p>1.004E-03</text:p>
          </table:table-cell>
          <table:table-cell office:value-type="float" office:value="0.2329" calcext:value-type="float">
            <text:p>2.329E-01</text:p>
          </table:table-cell>
          <table:table-cell office:value-type="float" office:value="0.2493" calcext:value-type="float">
            <text:p>2.493E-01</text:p>
          </table:table-cell>
          <table:table-cell office:value-type="float" office:value="0.0002491" calcext:value-type="float">
            <text:p>2.491E-04</text:p>
          </table:table-cell>
          <table:table-cell office:value-type="float" office:value="0.0002665" calcext:value-type="float">
            <text:p>2.665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34" calcext:value-type="float">
            <text:p>938.534</text:p>
          </table:table-cell>
          <table:table-cell office:value-type="float" office:value="939.032" calcext:value-type="float">
            <text:p>939.032</text:p>
          </table:table-cell>
          <table:table-cell office:value-type="float" office:value="22.913" calcext:value-type="float">
            <text:p>22.913</text:p>
          </table:table-cell>
          <table:table-cell office:value-type="float" office:value="24.518" calcext:value-type="float">
            <text:p>24.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05" calcext:value-type="float">
            <text:p>1.005E-03</text:p>
          </table:table-cell>
          <table:table-cell office:value-type="float" office:value="0.001126" calcext:value-type="float">
            <text:p>1.126E-03</text:p>
          </table:table-cell>
          <table:table-cell office:value-type="float" office:value="0.2536" calcext:value-type="float">
            <text:p>2.536E-01</text:p>
          </table:table-cell>
          <table:table-cell office:value-type="float" office:value="0.2683" calcext:value-type="float">
            <text:p>2.683E-01</text:p>
          </table:table-cell>
          <table:table-cell office:value-type="float" office:value="0.0002712" calcext:value-type="float">
            <text:p>2.712E-04</text:p>
          </table:table-cell>
          <table:table-cell office:value-type="float" office:value="0.0002868" calcext:value-type="float">
            <text:p>2.868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038" calcext:value-type="float">
            <text:p>939.038</text:p>
          </table:table-cell>
          <table:table-cell office:value-type="float" office:value="939.47" calcext:value-type="float">
            <text:p>939.470</text:p>
          </table:table-cell>
          <table:table-cell office:value-type="float" office:value="24.535" calcext:value-type="float">
            <text:p>24.535</text:p>
          </table:table-cell>
          <table:table-cell office:value-type="float" office:value="25.951" calcext:value-type="float">
            <text:p>25.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128" calcext:value-type="float">
            <text:p>1.128E-03</text:p>
          </table:table-cell>
          <table:table-cell office:value-type="float" office:value="0.001153" calcext:value-type="float">
            <text:p>1.153E-03</text:p>
          </table:table-cell>
          <table:table-cell office:value-type="float" office:value="0.2774" calcext:value-type="float">
            <text:p>2.774E-01</text:p>
          </table:table-cell>
          <table:table-cell office:value-type="float" office:value="0.2804" calcext:value-type="float">
            <text:p>2.804E-01</text:p>
          </table:table-cell>
          <table:table-cell office:value-type="float" office:value="0.0002964" calcext:value-type="float">
            <text:p>2.964E-04</text:p>
          </table:table-cell>
          <table:table-cell office:value-type="float" office:value="0.0002997" calcext:value-type="float">
            <text:p>2.997E-04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0.302" calcext:value-type="float">
            <text:p>0.302</text:p>
          </table:table-cell>
          <table:table-cell office:value-type="float" office:value="939.476" calcext:value-type="float">
            <text:p>939.476</text:p>
          </table:table-cell>
          <table:table-cell office:value-type="float" office:value="939.561" calcext:value-type="float">
            <text:p>939.561</text:p>
          </table:table-cell>
          <table:table-cell office:value-type="float" office:value="25.97" calcext:value-type="float">
            <text:p>25.970</text:p>
          </table:table-cell>
          <table:table-cell office:value-type="float" office:value="26.255" calcext:value-type="float">
            <text:p>26.255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3136" calcext:value-type="float">
            <text:p>3.136E-07</text:p>
          </table:table-cell>
          <table:table-cell office:value-type="float" office:value="0.002271" calcext:value-type="float">
            <text:p>2.271E-03</text:p>
          </table:table-cell>
          <table:table-cell office:value-type="float" office:value="0.004693" calcext:value-type="float">
            <text:p>4.693E-03</text:p>
          </table:table-cell>
          <table:table-cell office:value-type="float" office:value="0.000002441" calcext:value-type="float">
            <text:p>2.441E-06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" calcext:value-type="float">
            <text:p>930.340</text:p>
          </table:table-cell>
          <table:table-cell office:value-type="float" office:value="930.42" calcext:value-type="float">
            <text:p>930.4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3141" calcext:value-type="float">
            <text:p>3.141E-07</text:p>
          </table:table-cell>
          <table:table-cell office:value-type="float" office:value="0.00001227" calcext:value-type="float">
            <text:p>1.227E-05</text:p>
          </table:table-cell>
          <table:table-cell office:value-type="float" office:value="0.004872" calcext:value-type="float">
            <text:p>4.872E-03</text:p>
          </table:table-cell>
          <table:table-cell office:value-type="float" office:value="0.02061" calcext:value-type="float">
            <text:p>2.061E-02</text:p>
          </table:table-cell>
          <table:table-cell office:value-type="float" office:value="0.000005237" calcext:value-type="float">
            <text:p>5.237E-06</text:p>
          </table:table-cell>
          <table:table-cell office:value-type="float" office:value="0.00002215" calcext:value-type="float">
            <text:p>2.215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2" calcext:value-type="float">
            <text:p>930.420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0.856" calcext:value-type="float">
            <text:p>0.856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229" calcext:value-type="float">
            <text:p>1.229E-05</text:p>
          </table:table-cell>
          <table:table-cell office:value-type="float" office:value="0.0000268" calcext:value-type="float">
            <text:p>2.680E-05</text:p>
          </table:table-cell>
          <table:table-cell office:value-type="float" office:value="0.02182" calcext:value-type="float">
            <text:p>2.182E-02</text:p>
          </table:table-cell>
          <table:table-cell office:value-type="float" office:value="0.0313" calcext:value-type="float">
            <text:p>3.130E-02</text:p>
          </table:table-cell>
          <table:table-cell office:value-type="float" office:value="0.00002345" calcext:value-type="float">
            <text:p>2.345E-05</text:p>
          </table:table-cell>
          <table:table-cell office:value-type="float" office:value="0.00003362" calcext:value-type="float">
            <text:p>3.362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271" calcext:value-type="float">
            <text:p>931.271</text:p>
          </table:table-cell>
          <table:table-cell office:value-type="float" office:value="931.779" calcext:value-type="float">
            <text:p>931.779</text:p>
          </table:table-cell>
          <table:table-cell office:value-type="float" office:value="2.985" calcext:value-type="float">
            <text:p>2.98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684" calcext:value-type="float">
            <text:p>2.684E-05</text:p>
          </table:table-cell>
          <table:table-cell office:value-type="float" office:value="0.00007056" calcext:value-type="float">
            <text:p>7.056E-05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5115" calcext:value-type="float">
            <text:p>5.115E-02</text:p>
          </table:table-cell>
          <table:table-cell office:value-type="float" office:value="0.00003465" calcext:value-type="float">
            <text:p>3.465E-05</text:p>
          </table:table-cell>
          <table:table-cell office:value-type="float" office:value="0.00005492" calcext:value-type="float">
            <text:p>5.492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81" calcext:value-type="float">
            <text:p>931.781</text:p>
          </table:table-cell>
          <table:table-cell office:value-type="float" office:value="932.756" calcext:value-type="float">
            <text:p>932.756</text:p>
          </table:table-cell>
          <table:table-cell office:value-type="float" office:value="4.243" calcext:value-type="float">
            <text:p>4.243</text:p>
          </table:table-cell>
          <table:table-cell office:value-type="float" office:value="6.696" calcext:value-type="float">
            <text:p>6.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066" calcext:value-type="float">
            <text:p>7.066E-05</text:p>
          </table:table-cell>
          <table:table-cell office:value-type="float" office:value="0.0001461" calcext:value-type="float">
            <text:p>1.461E-04</text:p>
          </table:table-cell>
          <table:table-cell office:value-type="float" office:value="0.05288" calcext:value-type="float">
            <text:p>5.288E-02</text:p>
          </table:table-cell>
          <table:table-cell office:value-type="float" office:value="0.07526" calcext:value-type="float">
            <text:p>7.526E-02</text:p>
          </table:table-cell>
          <table:table-cell office:value-type="float" office:value="0.00005676" calcext:value-type="float">
            <text:p>5.676E-05</text:p>
          </table:table-cell>
          <table:table-cell office:value-type="float" office:value="0.00008074" calcext:value-type="float">
            <text:p>8.074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58" calcext:value-type="float">
            <text:p>932.758</text:p>
          </table:table-cell>
          <table:table-cell office:value-type="float" office:value="933.855" calcext:value-type="float">
            <text:p>933.855</text:p>
          </table:table-cell>
          <table:table-cell office:value-type="float" office:value="6.692" calcext:value-type="float">
            <text:p>6.692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463" calcext:value-type="float">
            <text:p>1.463E-04</text:p>
          </table:table-cell>
          <table:table-cell office:value-type="float" office:value="0.0002436" calcext:value-type="float">
            <text:p>2.436E-04</text:p>
          </table:table-cell>
          <table:table-cell office:value-type="float" office:value="0.07804" calcext:value-type="float">
            <text:p>7.804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8372" calcext:value-type="float">
            <text:p>8.372E-05</text:p>
          </table:table-cell>
          <table:table-cell office:value-type="float" office:value="0.0001074" calcext:value-type="float">
            <text:p>1.074E-0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57" calcext:value-type="float">
            <text:p>933.857</text:p>
          </table:table-cell>
          <table:table-cell office:value-type="float" office:value="934.875" calcext:value-type="float">
            <text:p>934.875</text:p>
          </table:table-cell>
          <table:table-cell office:value-type="float" office:value="9.502" calcext:value-type="float">
            <text:p>9.502</text:p>
          </table:table-cell>
          <table:table-cell office:value-type="float" office:value="12.188" calcext:value-type="float">
            <text:p>12.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439" calcext:value-type="float">
            <text:p>2.439E-04</text:p>
          </table:table-cell>
          <table:table-cell office:value-type="float" office:value="0.000258" calcext:value-type="float">
            <text:p>2.580E-04</text:p>
          </table:table-cell>
          <table:table-cell office:value-type="float" office:value="0.1041" calcext:value-type="float">
            <text:p>1.041E-01</text:p>
          </table:table-cell>
          <table:table-cell office:value-type="float" office:value="0.1069" calcext:value-type="float">
            <text:p>1.069E-01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0.0001147" calcext:value-type="float">
            <text:p>1.147E-0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379" calcext:value-type="float">
            <text:p>0.379</text:p>
          </table:table-cell>
          <table:table-cell office:value-type="float" office:value="934.878" calcext:value-type="float">
            <text:p>934.878</text:p>
          </table:table-cell>
          <table:table-cell office:value-type="float" office:value="935.002" calcext:value-type="float">
            <text:p>935.002</text:p>
          </table:table-cell>
          <table:table-cell office:value-type="float" office:value="12.283" calcext:value-type="float">
            <text:p>12.283</text:p>
          </table:table-cell>
          <table:table-cell office:value-type="float" office:value="12.623" calcext:value-type="float">
            <text:p>12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84" calcext:value-type="float">
            <text:p>2.584E-04</text:p>
          </table:table-cell>
          <table:table-cell office:value-type="float" office:value="0.0003393" calcext:value-type="float">
            <text:p>3.393E-04</text:p>
          </table:table-cell>
          <table:table-cell office:value-type="float" office:value="0.1073" calcext:value-type="float">
            <text:p>1.073E-01</text:p>
          </table:table-cell>
          <table:table-cell office:value-type="float" office:value="0.1227" calcext:value-type="float">
            <text:p>1.227E-01</text:p>
          </table:table-cell>
          <table:table-cell office:value-type="float" office:value="0.000115" calcext:value-type="float">
            <text:p>1.150E-04</text:p>
          </table:table-cell>
          <table:table-cell office:value-type="float" office:value="0.0001315" calcext:value-type="float">
            <text:p>1.315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5.006" calcext:value-type="float">
            <text:p>935.006</text:p>
          </table:table-cell>
          <table:table-cell office:value-type="float" office:value="935.663" calcext:value-type="float">
            <text:p>935.663</text:p>
          </table:table-cell>
          <table:table-cell office:value-type="float" office:value="12.534" calcext:value-type="float">
            <text:p>12.534</text:p>
          </table:table-cell>
          <table:table-cell office:value-type="float" office:value="14.329" calcext:value-type="float">
            <text:p>14.3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98" calcext:value-type="float">
            <text:p>3.398E-04</text:p>
          </table:table-cell>
          <table:table-cell office:value-type="float" office:value="0.000351" calcext:value-type="float">
            <text:p>3.510E-04</text:p>
          </table:table-cell>
          <table:table-cell office:value-type="float" office:value="0.1249" calcext:value-type="float">
            <text:p>1.249E-01</text:p>
          </table:table-cell>
          <table:table-cell office:value-type="float" office:value="0.1269" calcext:value-type="float">
            <text:p>1.269E-01</text:p>
          </table:table-cell>
          <table:table-cell office:value-type="float" office:value="0.0001338" calcext:value-type="float">
            <text:p>1.338E-04</text:p>
          </table:table-cell>
          <table:table-cell office:value-type="float" office:value="0.000136" calcext:value-type="float">
            <text:p>1.360E-04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5.666" calcext:value-type="float">
            <text:p>935.666</text:p>
          </table:table-cell>
          <table:table-cell office:value-type="float" office:value="935.749" calcext:value-type="float">
            <text:p>935.749</text:p>
          </table:table-cell>
          <table:table-cell office:value-type="float" office:value="14.328" calcext:value-type="float">
            <text:p>14.328</text:p>
          </table:table-cell>
          <table:table-cell office:value-type="float" office:value="14.558" calcext:value-type="float">
            <text:p>14.5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15" calcext:value-type="float">
            <text:p>3.515E-04</text:p>
          </table:table-cell>
          <table:table-cell office:value-type="float" office:value="0.0003531" calcext:value-type="float">
            <text:p>3.531E-04</text:p>
          </table:table-cell>
          <table:table-cell office:value-type="float" office:value="0.1303" calcext:value-type="float">
            <text:p>1.303E-01</text:p>
          </table:table-cell>
          <table:table-cell office:value-type="float" office:value="0.1306" calcext:value-type="float">
            <text:p>1.306E-01</text:p>
          </table:table-cell>
          <table:table-cell office:value-type="float" office:value="0.0001397" calcext:value-type="float">
            <text:p>1.397E-04</text:p>
          </table:table-cell>
          <table:table-cell office:value-type="float" office:value="0.00014" calcext:value-type="float">
            <text:p>1.400E-0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53" calcext:value-type="float">
            <text:p>935.753</text:p>
          </table:table-cell>
          <table:table-cell office:value-type="float" office:value="935.764" calcext:value-type="float">
            <text:p>935.764</text:p>
          </table:table-cell>
          <table:table-cell office:value-type="float" office:value="14.568" calcext:value-type="float">
            <text:p>14.568</text:p>
          </table:table-cell>
          <table:table-cell office:value-type="float" office:value="14.6" calcext:value-type="float">
            <text:p>14.6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536" calcext:value-type="float">
            <text:p>3.536E-04</text:p>
          </table:table-cell>
          <table:table-cell office:value-type="float" office:value="0.0004883" calcext:value-type="float">
            <text:p>4.883E-04</text:p>
          </table:table-cell>
          <table:table-cell office:value-type="float" office:value="0.1314" calcext:value-type="float">
            <text:p>1.314E-01</text:p>
          </table:table-cell>
          <table:table-cell office:value-type="float" office:value="0.1541" calcext:value-type="float">
            <text:p>1.541E-01</text:p>
          </table:table-cell>
          <table:table-cell office:value-type="float" office:value="0.0001408" calcext:value-type="float">
            <text:p>1.408E-04</text:p>
          </table:table-cell>
          <table:table-cell office:value-type="float" office:value="0.000165" calcext:value-type="float">
            <text:p>1.650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68" calcext:value-type="float">
            <text:p>935.768</text:p>
          </table:table-cell>
          <table:table-cell office:value-type="float" office:value="936.649" calcext:value-type="float">
            <text:p>936.649</text:p>
          </table:table-cell>
          <table:table-cell office:value-type="float" office:value="14.706" calcext:value-type="float">
            <text:p>14.706</text:p>
          </table:table-cell>
          <table:table-cell office:value-type="float" office:value="17.228" calcext:value-type="float">
            <text:p>17.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489" calcext:value-type="float">
            <text:p>4.890E-04</text:p>
          </table:table-cell>
          <table:table-cell office:value-type="float" office:value="0.0005827" calcext:value-type="float">
            <text:p>5.827E-04</text:p>
          </table:table-cell>
          <table:table-cell office:value-type="float" office:value="0.158" calcext:value-type="float">
            <text:p>1.580E-01</text:p>
          </table:table-cell>
          <table:table-cell office:value-type="float" office:value="0.1724" calcext:value-type="float">
            <text:p>1.724E-01</text:p>
          </table:table-cell>
          <table:table-cell office:value-type="float" office:value="0.0001692" calcext:value-type="float">
            <text:p>1.692E-04</text:p>
          </table:table-cell>
          <table:table-cell office:value-type="float" office:value="0.0001845" calcext:value-type="float">
            <text:p>1.845E-0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53" calcext:value-type="float">
            <text:p>936.653</text:p>
          </table:table-cell>
          <table:table-cell office:value-type="float" office:value="937.183" calcext:value-type="float">
            <text:p>937.183</text:p>
          </table:table-cell>
          <table:table-cell office:value-type="float" office:value="17.152" calcext:value-type="float">
            <text:p>17.152</text:p>
          </table:table-cell>
          <table:table-cell office:value-type="float" office:value="18.701" calcext:value-type="float">
            <text:p>18.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836" calcext:value-type="float">
            <text:p>5.836E-04</text:p>
          </table:table-cell>
          <table:table-cell office:value-type="float" office:value="0.0006537" calcext:value-type="float">
            <text:p>6.537E-04</text:p>
          </table:table-cell>
          <table:table-cell office:value-type="float" office:value="0.1765" calcext:value-type="float">
            <text:p>1.765E-01</text:p>
          </table:table-cell>
          <table:table-cell office:value-type="float" office:value="0.1867" calcext:value-type="float">
            <text:p>1.867E-01</text:p>
          </table:table-cell>
          <table:table-cell office:value-type="float" office:value="0.000189" calcext:value-type="float">
            <text:p>1.890E-04</text:p>
          </table:table-cell>
          <table:table-cell office:value-type="float" office:value="0.0001999" calcext:value-type="float">
            <text:p>1.999E-04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.341" calcext:value-type="float">
            <text:p>0.341</text:p>
          </table:table-cell>
          <table:table-cell office:value-type="float" office:value="937.187" calcext:value-type="float">
            <text:p>937.187</text:p>
          </table:table-cell>
          <table:table-cell office:value-type="float" office:value="937.548" calcext:value-type="float">
            <text:p>937.548</text:p>
          </table:table-cell>
          <table:table-cell office:value-type="float" office:value="18.715" calcext:value-type="float">
            <text:p>18.715</text:p>
          </table:table-cell>
          <table:table-cell office:value-type="float" office:value="19.793" calcext:value-type="float">
            <text:p>19.7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547" calcext:value-type="float">
            <text:p>6.547E-04</text:p>
          </table:table-cell>
          <table:table-cell office:value-type="float" office:value="0.0007141" calcext:value-type="float">
            <text:p>7.141E-04</text:p>
          </table:table-cell>
          <table:table-cell office:value-type="float" office:value="0.191" calcext:value-type="float">
            <text:p>1.910E-01</text:p>
          </table:table-cell>
          <table:table-cell office:value-type="float" office:value="0.1994" calcext:value-type="float">
            <text:p>1.994E-01</text:p>
          </table:table-cell>
          <table:table-cell office:value-type="float" office:value="0.0002044" calcext:value-type="float">
            <text:p>2.044E-04</text:p>
          </table:table-cell>
          <table:table-cell office:value-type="float" office:value="0.0002134" calcext:value-type="float">
            <text:p>2.134E-0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.333" calcext:value-type="float">
            <text:p>0.333</text:p>
          </table:table-cell>
          <table:table-cell office:value-type="float" office:value="937.553" calcext:value-type="float">
            <text:p>937.553</text:p>
          </table:table-cell>
          <table:table-cell office:value-type="float" office:value="937.837" calcext:value-type="float">
            <text:p>937.837</text:p>
          </table:table-cell>
          <table:table-cell office:value-type="float" office:value="19.795" calcext:value-type="float">
            <text:p>19.795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7152" calcext:value-type="float">
            <text:p>7.152E-04</text:p>
          </table:table-cell>
          <table:table-cell office:value-type="float" office:value="0.000813" calcext:value-type="float">
            <text:p>8.130E-04</text:p>
          </table:table-cell>
          <table:table-cell office:value-type="float" office:value="0.2043" calcext:value-type="float">
            <text:p>2.043E-01</text:p>
          </table:table-cell>
          <table:table-cell office:value-type="float" office:value="0.2178" calcext:value-type="float">
            <text:p>2.178E-01</text:p>
          </table:table-cell>
          <table:table-cell office:value-type="float" office:value="0.0002186" calcext:value-type="float">
            <text:p>2.186E-04</text:p>
          </table:table-cell>
          <table:table-cell office:value-type="float" office:value="0.0002329" calcext:value-type="float">
            <text:p>2.329E-0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0.326" calcext:value-type="float">
            <text:p>0.326</text:p>
          </table:table-cell>
          <table:table-cell office:value-type="float" office:value="937.842" calcext:value-type="float">
            <text:p>937.842</text:p>
          </table:table-cell>
          <table:table-cell office:value-type="float" office:value="938.275" calcext:value-type="float">
            <text:p>938.275</text:p>
          </table:table-cell>
          <table:table-cell office:value-type="float" office:value="20.679" calcext:value-type="float">
            <text:p>20.679</text:p>
          </table:table-cell>
          <table:table-cell office:value-type="float" office:value="22.032" calcext:value-type="float">
            <text:p>22.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8142" calcext:value-type="float">
            <text:p>8.142E-04</text:p>
          </table:table-cell>
          <table:table-cell office:value-type="float" office:value="0.0009406" calcext:value-type="float">
            <text:p>9.406E-04</text:p>
          </table:table-cell>
          <table:table-cell office:value-type="float" office:value="0.223" calcext:value-type="float">
            <text:p>2.230E-01</text:p>
          </table:table-cell>
          <table:table-cell office:value-type="float" office:value="0.2396" calcext:value-type="float">
            <text:p>2.396E-01</text:p>
          </table:table-cell>
          <table:table-cell office:value-type="float" office:value="0.0002385" calcext:value-type="float">
            <text:p>2.385E-04</text:p>
          </table:table-cell>
          <table:table-cell office:value-type="float" office:value="0.0002562" calcext:value-type="float">
            <text:p>2.562E-0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318" calcext:value-type="float">
            <text:p>0.318</text:p>
          </table:table-cell>
          <table:table-cell office:value-type="float" office:value="938.28" calcext:value-type="float">
            <text:p>938.280</text:p>
          </table:table-cell>
          <table:table-cell office:value-type="float" office:value="938.792" calcext:value-type="float">
            <text:p>938.792</text:p>
          </table:table-cell>
          <table:table-cell office:value-type="float" office:value="22.048" calcext:value-type="float">
            <text:p>22.048</text:p>
          </table:table-cell>
          <table:table-cell office:value-type="float" office:value="23.681" calcext:value-type="float">
            <text:p>23.6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942" calcext:value-type="float">
            <text:p>9.420E-04</text:p>
          </table:table-cell>
          <table:table-cell office:value-type="float" office:value="0.001058" calcext:value-type="float">
            <text:p>1.058E-03</text:p>
          </table:table-cell>
          <table:table-cell office:value-type="float" office:value="0.2452" calcext:value-type="float">
            <text:p>2.452E-01</text:p>
          </table:table-cell>
          <table:table-cell office:value-type="float" office:value="0.2598" calcext:value-type="float">
            <text:p>2.598E-01</text:p>
          </table:table-cell>
          <table:table-cell office:value-type="float" office:value="0.0002622" calcext:value-type="float">
            <text:p>2.622E-04</text:p>
          </table:table-cell>
          <table:table-cell office:value-type="float" office:value="0.0002778" calcext:value-type="float">
            <text:p>2.778E-0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797" calcext:value-type="float">
            <text:p>938.797</text:p>
          </table:table-cell>
          <table:table-cell office:value-type="float" office:value="939.228" calcext:value-type="float">
            <text:p>939.228</text:p>
          </table:table-cell>
          <table:table-cell office:value-type="float" office:value="23.698" calcext:value-type="float">
            <text:p>23.698</text:p>
          </table:table-cell>
          <table:table-cell office:value-type="float" office:value="25.104" calcext:value-type="float">
            <text:p>25.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06" calcext:value-type="float">
            <text:p>1.060E-03</text:p>
          </table:table-cell>
          <table:table-cell office:value-type="float" office:value="0.001109" calcext:value-type="float">
            <text:p>1.109E-03</text:p>
          </table:table-cell>
          <table:table-cell office:value-type="float" office:value="0.2719" calcext:value-type="float">
            <text:p>2.719E-01</text:p>
          </table:table-cell>
          <table:table-cell office:value-type="float" office:value="0.2781" calcext:value-type="float">
            <text:p>2.781E-01</text:p>
          </table:table-cell>
          <table:table-cell office:value-type="float" office:value="0.0002906" calcext:value-type="float">
            <text:p>2.906E-04</text:p>
          </table:table-cell>
          <table:table-cell office:value-type="float" office:value="0.0002973" calcext:value-type="float">
            <text:p>2.973E-04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0.299" calcext:value-type="float">
            <text:p>0.299</text:p>
          </table:table-cell>
          <table:table-cell office:value-type="float" office:value="939.233" calcext:value-type="float">
            <text:p>939.233</text:p>
          </table:table-cell>
          <table:table-cell office:value-type="float" office:value="939.402" calcext:value-type="float">
            <text:p>939.402</text:p>
          </table:table-cell>
          <table:table-cell office:value-type="float" office:value="25.199" calcext:value-type="float">
            <text:p>25.199</text:p>
          </table:table-cell>
          <table:table-cell office:value-type="float" office:value="25.775" calcext:value-type="float">
            <text:p>25.7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111" calcext:value-type="float">
            <text:p>1.111E-03</text:p>
          </table:table-cell>
          <table:table-cell office:value-type="float" office:value="0.001114" calcext:value-type="float">
            <text:p>1.114E-03</text:p>
          </table:table-cell>
          <table:table-cell office:value-type="float" office:value="0.2825" calcext:value-type="float">
            <text:p>2.825E-01</text:p>
          </table:table-cell>
          <table:table-cell office:value-type="float" office:value="0.2829" calcext:value-type="float">
            <text:p>2.829E-01</text:p>
          </table:table-cell>
          <table:table-cell office:value-type="float" office:value="0.0003019" calcext:value-type="float">
            <text:p>3.019E-04</text:p>
          </table:table-cell>
          <table:table-cell office:value-type="float" office:value="0.0003024" calcext:value-type="float">
            <text:p>3.024E-04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0.294" calcext:value-type="float">
            <text:p>0.294</text:p>
          </table:table-cell>
          <table:table-cell office:value-type="float" office:value="939.407" calcext:value-type="float">
            <text:p>939.407</text:p>
          </table:table-cell>
          <table:table-cell office:value-type="float" office:value="939.418" calcext:value-type="float">
            <text:p>939.418</text:p>
          </table:table-cell>
          <table:table-cell office:value-type="float" office:value="25.794" calcext:value-type="float">
            <text:p>25.794</text:p>
          </table:table-cell>
          <table:table-cell office:value-type="float" office:value="25.831" calcext:value-type="float">
            <text:p>25.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116" calcext:value-type="float">
            <text:p>1.116E-03</text:p>
          </table:table-cell>
          <table:table-cell office:value-type="float" office:value="0.001139" calcext:value-type="float">
            <text:p>1.139E-03</text:p>
          </table:table-cell>
          <table:table-cell office:value-type="float" office:value="0.2871" calcext:value-type="float">
            <text:p>2.871E-01</text:p>
          </table:table-cell>
          <table:table-cell office:value-type="float" office:value="0.2901" calcext:value-type="float">
            <text:p>2.901E-01</text:p>
          </table:table-cell>
          <table:table-cell office:value-type="float" office:value="0.0003068" calcext:value-type="float">
            <text:p>3.068E-04</text:p>
          </table:table-cell>
          <table:table-cell office:value-type="float" office:value="0.00031" calcext:value-type="float">
            <text:p>3.100E-04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0.291" calcext:value-type="float">
            <text:p>0.291</text:p>
          </table:table-cell>
          <table:table-cell office:value-type="float" office:value="939.423" calcext:value-type="float">
            <text:p>939.423</text:p>
          </table:table-cell>
          <table:table-cell office:value-type="float" office:value="939.499" calcext:value-type="float">
            <text:p>939.499</text:p>
          </table:table-cell>
          <table:table-cell office:value-type="float" office:value="25.909" calcext:value-type="float">
            <text:p>25.909</text:p>
          </table:table-cell>
          <table:table-cell office:value-type="float" office:value="26.174" calcext:value-type="float">
            <text:p>26.1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141" calcext:value-type="float">
            <text:p>1.141E-03</text:p>
          </table:table-cell>
          <table:table-cell office:value-type="float" office:value="0.00116" calcext:value-type="float">
            <text:p>1.160E-03</text:p>
          </table:table-cell>
          <table:table-cell office:value-type="float" office:value="0.2937" calcext:value-type="float">
            <text:p>2.937E-01</text:p>
          </table:table-cell>
          <table:table-cell office:value-type="float" office:value="0.2961" calcext:value-type="float">
            <text:p>2.961E-01</text:p>
          </table:table-cell>
          <table:table-cell office:value-type="float" office:value="0.0003138" calcext:value-type="float">
            <text:p>3.138E-04</text:p>
          </table:table-cell>
          <table:table-cell office:value-type="float" office:value="0.0003163" calcext:value-type="float">
            <text:p>3.163E-04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0.287" calcext:value-type="float">
            <text:p>0.287</text:p>
          </table:table-cell>
          <table:table-cell office:value-type="float" office:value="939.504" calcext:value-type="float">
            <text:p>939.504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6.193" calcext:value-type="float">
            <text:p>26.193</text:p>
          </table:table-cell>
          <table:table-cell office:value-type="float" office:value="26.404" calcext:value-type="float">
            <text:p>26.404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19:28.431504588</meta:creation-date>
    <meta:generator>LibreOffice/7.3.7.2$Linux_X86_64 LibreOffice_project/30$Build-2</meta:generator>
    <dc:date>2023-10-24T21:58:55.966401721</dc:date>
    <meta:editing-duration>PT11M32S</meta:editing-duration>
    <meta:editing-cycles>4</meta:editing-cycles>
    <meta:document-statistic meta:table-count="9" meta:cell-count="2250" meta:object-count="0"/>
  </office:meta>
</office:document-meta>
</file>